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rod_I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Área Plantada</text:p>
          </table:table-cell>
          <table:table-cell office:value-type="string" calcext:value-type="string">
            <text:p>Área Colhida</text:p>
          </table:table-cell>
          <table:table-cell office:value-type="string" calcext:value-type="string">
            <text:p>Qtd.Produzida</text:p>
          </table:table-cell>
          <table:table-cell office:value-type="string" calcext:value-type="string">
            <text:p>Valor Produção (Moeda em Real)</text:p>
          </table:table-cell>
          <table:table-cell office:value-type="string" calcext:value-type="string">
            <text:p>Município</text:p>
          </table:table-cell>
          <table:table-cell table:number-columns-repeated="2"/>
          <table:table-cell office:value-type="string" calcext:value-type="string">
            <text:p>Prod_I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reaP</text:p>
          </table:table-cell>
          <table:table-cell office:value-type="string" calcext:value-type="string">
            <text:p>AreaH</text:p>
          </table:table-cell>
          <table:table-cell office:value-type="string" calcext:value-type="string">
            <text:p>Producao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Municipio_ID</text:p>
          </table:table-cell>
        </table:table-row>
        <table:table-row table:style-name="ro1">
          <table:table-cell office:value-type="float" office:value="1837552" calcext:value-type="float">
            <text:p>1837552</text:p>
          </table:table-cell>
          <table:table-cell office:value-type="string" calcext:value-type="string">
            <text:p>Arroz (em casca)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adia de Goiás (GO)</text:p>
          </table:table-cell>
          <table:table-cell table:number-columns-repeated="2"/>
          <table:table-cell table:formula="of:=[.A2]" office:value-type="float" office:value="1837552" calcext:value-type="float">
            <text:p>1837552</text:p>
          </table:table-cell>
          <table:table-cell table:formula="of:=VLOOKUP([.B2];[$Cultura_ID.B$1:$Cultura_ID.C$1048576];2;0)" office:value-type="float" office:value="11" calcext:value-type="float">
            <text:p>11</text:p>
          </table:table-cell>
          <table:table-cell table:formula="of:=[.C2]" office:value-type="float" office:value="1999" calcext:value-type="float">
            <text:p>1999</text:p>
          </table:table-cell>
          <table:table-cell table:formula="of:=[.D2]" office:value-type="float" office:value="60" calcext:value-type="float">
            <text:p>60</text:p>
          </table:table-cell>
          <table:table-cell table:formula="of:=[.E2]" office:value-type="float" office:value="60" calcext:value-type="float">
            <text:p>60</text:p>
          </table:table-cell>
          <table:table-cell table:formula="of:=[.F2]" office:value-type="float" office:value="0.09" calcext:value-type="float">
            <text:p>0.09</text:p>
          </table:table-cell>
          <table:table-cell table:formula="of:=IFERROR(ROUND([.P2]/[.O2];7);0)" office:value-type="float" office:value="0.0015" calcext:value-type="float">
            <text:p>0.0015</text:p>
          </table:table-cell>
          <table:table-cell table:formula="of:=[.G2]" office:value-type="float" office:value="20" calcext:value-type="float">
            <text:p>20</text:p>
          </table:table-cell>
          <table:table-cell table:formula="of:=VLOOKUP([.H2];[$Mun_ID.B$1:$Mun_ID.C$1048576];2;0)" office:value-type="float" office:value="5324" calcext:value-type="float">
            <text:p>5324</text:p>
          </table:table-cell>
        </table:table-row>
        <table:table-row table:style-name="ro1">
          <table:table-cell table:formula="of:=[.A2]+1" office:value-type="float" office:value="1837553" calcext:value-type="float">
            <text:p>1837553</text:p>
          </table:table-cell>
          <table:table-cell office:value-type="string" calcext:value-type="string">
            <text:p>Mandioca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adia de Goiás (GO)</text:p>
          </table:table-cell>
          <table:table-cell table:number-columns-repeated="2"/>
          <table:table-cell table:formula="of:=[.A3]" office:value-type="float" office:value="1837553" calcext:value-type="float">
            <text:p>1837553</text:p>
          </table:table-cell>
          <table:table-cell table:formula="of:=VLOOKUP([.B3];[$Cultura_ID.B$1:$Cultura_ID.C$1048576];2;0)" office:value-type="float" office:value="58" calcext:value-type="float">
            <text:p>58</text:p>
          </table:table-cell>
          <table:table-cell table:formula="of:=[.C3]" office:value-type="float" office:value="1999" calcext:value-type="float">
            <text:p>1999</text:p>
          </table:table-cell>
          <table:table-cell table:formula="of:=[.D3]" office:value-type="float" office:value="10" calcext:value-type="float">
            <text:p>10</text:p>
          </table:table-cell>
          <table:table-cell table:formula="of:=[.E3]" office:value-type="float" office:value="10" calcext:value-type="float">
            <text:p>10</text:p>
          </table:table-cell>
          <table:table-cell table:formula="of:=[.F3]" office:value-type="float" office:value="0.15" calcext:value-type="float">
            <text:p>0.15</text:p>
          </table:table-cell>
          <table:table-cell table:formula="of:=IFERROR(ROUND([.P3]/[.O3];7);0)" office:value-type="float" office:value="0.015" calcext:value-type="float">
            <text:p>0.015</text:p>
          </table:table-cell>
          <table:table-cell table:formula="of:=[.G3]" office:value-type="float" office:value="19" calcext:value-type="float">
            <text:p>19</text:p>
          </table:table-cell>
          <table:table-cell table:formula="of:=VLOOKUP([.H3];[$Mun_ID.B$1:$Mun_ID.C$1048576];2;0)" office:value-type="float" office:value="5324" calcext:value-type="float">
            <text:p>5324</text:p>
          </table:table-cell>
        </table:table-row>
      </table:table>
      <table:table table:name="Mun_I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nicipio_ID</text:p>
          </table:table-cell>
          <table:table-cell office:value-type="string" calcext:value-type="string">
            <text:p>Municipio_Nome (UF)</text:p>
          </table:table-cell>
          <table:table-cell office:value-type="string" calcext:value-type="string">
            <text:p>Municipio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a Floresta D'Oeste (R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o Alegre dos Parecis (RO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to Paraíso (RO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vorada D'Oeste (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quemes (RO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ritis (RO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bixi (RO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caulândia (RO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coal (RO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po Novo de Rondônia (RO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deias do Jamari (RO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anheiras (RO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ejeiras (RO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upinguaia (RO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orado do Oeste (RO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rumbiara (RO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Marques (RO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jubim (RO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igão D'Oeste (RO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vernador Jorge Teixeira (RO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ajará-Mirim (RO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apuã do Oeste (RO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ru (RO)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i-Paraná (RO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chadinho D'Oeste (RO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istro Andreazza (RO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rante da Serra (RO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nte Negro (RO)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a Brasilândia D'Oeste (RO)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a Mamoré (RO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a União (RO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vo Horizonte do Oeste (RO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uro Preto do Oeste (RO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ecis (RO)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imenta Bueno (RO)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imenteiras do Oeste (RO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o Velho (RO)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sidente Médici (RO)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imavera de Rondônia (RO)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o Crespo (RO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lim de Moura (RO)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ta Luzia D'Oeste (RO)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ão Felipe D'Oeste (RO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ão Francisco do Guaporé (RO)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ão Miguel do Guaporé (RO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ingueiras (RO)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ixeirópolis (RO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heobroma (RO)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rupá (RO)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ale do Anari (RO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le do Paraíso (RO)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lhena (RO)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crelândia (AC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ssis Brasil (AC)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rasiléia (AC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ujari (AC)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xaba (AC)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ruzeiro do Sul (AC)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pitaciolândia (AC)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eijó (AC)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rdão (AC)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âncio Lima (AC)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noel Urbano (AC)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echal Thaumaturgo (AC)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ácido de Castro (AC)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rto Acre (AC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orto Walter (AC)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io Branco (AC)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drigues Alves (AC)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nta Rosa do Purus (AC)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na Madureira (AC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nador Guiomard (AC)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auacá (AC)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apuri (AC)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varães (AM)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maturá (AM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amã (AM)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ori (AM)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puí (AM)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talaia do Norte (AM)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utazes (AM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rcelos (AM)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rreirinha (AM)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njamin Constant (AM)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ruri (AM)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a Vista do Ramos (AM)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oca do Acre (AM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orba (AM)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apiranga (AM)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nutama (AM)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rauari (AM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reiro (AM)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eiro da Várzea (AM)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ari (AM)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dajás (AM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irunepé (AM)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vira (AM)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nte Boa (AM)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uajará (AM)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umaitá (A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pixuna (AM)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randuba (AM)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tacoatiara (AM)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tamarati (AM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tapiranga (AM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purá (AM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ruá (AM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utaí (AM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ábrea (AM)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nacapuru (AM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naquiri (AM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naus (AM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nicoré (AM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aã (AM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ués (AM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hamundá (AM)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va Olinda do Norte (AM)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ovo Airão (AM)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vo Aripuanã (AM)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rintins (AM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uini (AM)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residente Figueiredo (AM)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io Preto da Eva (AM)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nta Isabel do Rio Negro (AM)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anto Antônio do Içá (AM)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ão Gabriel da Cachoeira (AM)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ão Paulo de Olivença (AM)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ão Sebastião do Uatumã (AM)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lves (AM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batinga (AM)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pauá (AM)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fé (AM)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onantins (AM)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arini (AM)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rucará (AM)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rucurituba (AM)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lto Alegre (RR)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majari (RR)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oa Vista (RR)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nfim (RR)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ntá (RR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racaraí (RR)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roebe (RR)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racema (RR)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ucajaí (RR)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rmandia (RR)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caraima (RR)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orainópolis (RR)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ão João da Baliza (RR)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ão Luiz (RR)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iramutã (RR)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baetetuba (PA)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bel Figueiredo (PA)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cará (PA)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fuá (PA)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Água Azul do Norte (PA)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nquer (PA)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meirim (PA)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tamira (PA)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ajás (PA)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nindeua (PA)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pu (PA)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ugusto Corrêa (PA)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urora do Pará (PA)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veiro (PA)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agre (PA)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aião (PA)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nnach (PA)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arcarena (PA)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elém (PA)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elterra (PA)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enevides (PA)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om Jesus do Tocantins (PA)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onito (PA)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ragança (PA)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rasil Novo (PA)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rejo Grande do Araguaia (PA)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reu Branco (PA)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reves (PA)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ujaru (PA)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choeira do Arari (PA)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choeira do Piriá (PA)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metá (PA)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naã dos Carajás (PA)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panema (PA)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pitão Poço (PA)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stanhal (PA)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aves (PA)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olares (PA)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nceição do Araguaia (PA)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ncórdia do Pará (PA)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maru do Norte (PA)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urionópolis (PA)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urralinho (PA)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uruá (PA)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uruçá (PA)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m Eliseu (PA)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ldorado do Carajás (PA)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aro (PA)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loresta do Araguaia (PA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rrafão do Norte (PA)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oianésia do Pará (PA)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urupá (PA)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garapé-Açu (PA)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garapé-Miri (PA)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nhangapi (PA)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pixuna do Pará (PA)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rituia (PA)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taituba (PA)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tupiranga (PA)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acareacanga (PA)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acundá (PA)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uruti (PA)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imoeiro do Ajuru (PA)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ãe do Rio (PA)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galhães Barata (PA)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abá (PA)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racanã (PA)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apanim (PA)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ituba (PA)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edicilândia (PA)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elgaço (PA)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ocajuba (PA)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oju (PA)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ojuí dos Campos (PA)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onte Alegre (PA)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uaná (PA)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va Esperança do Piriá (PA)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va Ipixuna (PA)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va Timboteua (PA)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ovo Progresso (PA)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vo Repartimento (PA)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Óbidos (PA)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eiras do Pará (PA)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riximiná (PA)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urém (PA)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Ourilândia do Norte (PA)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acajá (PA)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alestina do Pará (PA)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aragominas (PA)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rauapebas (PA)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u D'Arco (PA)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eixe-Boi (PA)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içarra (PA)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acas (PA)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onta de Pedras (PA)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ortel (PA)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rto de Moz (PA)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ainha (PA)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imavera (PA)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Quatipuru (PA)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denção (PA)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io Maria (PA)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ndon do Pará (PA)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urópolis (PA)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alinópolis (PA)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alvaterra (PA)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anta Bárbara do Pará (PA)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nta Cruz do Arari (PA)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anta Izabel do Pará (PA)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anta Luzia do Pará (PA)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anta Maria das Barreiras (PA)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anta Maria do Pará (PA)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ntana do Araguaia (PA)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antarém (PA)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antarém Novo (PA)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anto Antônio do Tauá (PA)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ão Caetano de Odivelas (PA)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ão Domingos do Araguaia (PA)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ão Domingos do Capim (PA)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ão Félix do Xingu (PA)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ão Francisco do Pará (PA)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ão Geraldo do Araguaia (PA)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ão João da Ponta (PA)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ão João de Pirabas (PA)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ão João do Araguaia (PA)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ão Miguel do Guamá (PA)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ão Sebastião da Boa Vista (PA)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apucaia (PA)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enador José Porfírio (PA)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oure (PA)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ailândia (PA)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erra Alta (PA)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erra Santa (PA)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é-Açu (PA)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racuateua (PA)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rairão (PA)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ucumã (PA)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curuí (PA)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Ulianópolis (PA)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Uruará (PA)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gia (PA)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iseu (PA)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itória do Xingu (PA)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Xinguara (PA)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mapá (AP)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lçoene (AP)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utias (AP)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erreira Gomes (AP)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taubal (AP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aranjal do Jari (AP)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capá (AP)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zagão (AP)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iapoque (AP)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dra Branca do Amapari (AP)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rto Grande (AP)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racuúba (AP)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ntana (AP)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erra do Navio (AP)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artarugalzinho (AP)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Vitória do Jari (AP)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breulândia (TO)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guiarnópolis (TO)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iança do Tocantins (TO)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lmas (TO)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lvorada (TO)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nanás (TO)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ico (TO)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parecida do Rio Negro (TO)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agominas (TO)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raguacema (TO)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raguaçu (TO)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raguaína (TO)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raguanã (TO)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aguatins (TO)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rapoema (TO)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rraias (TO)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ugustinópolis (TO)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urora do Tocantins (TO)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xixá do Tocantins (TO)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abaçulândia (TO)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andeirantes do Tocantins (TO)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arra do Ouro (TO)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rolândia (TO)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rnardo Sayão (TO)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om Jesus do Tocantins (TO)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rasilândia do Tocantins (TO)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rejinho de Nazaré (TO)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uriti do Tocantins (TO)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choeirinha (TO)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mpos Lindos (TO)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riri do Tocantins (TO)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rmolândia (TO)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rrasco Bonito (TO)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seara (TO)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entenário (TO)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hapada da Natividade (TO)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hapada de Areia (TO)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olinas do Tocantins (TO)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olméia (TO)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ombinado (TO)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onceição do Tocantins (TO)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outo Magalhães (TO)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ristalândia (TO)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rixás do Tocantins (TO)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arcinópolis (TO)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ianópolis (TO)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ivinópolis do Tocantins (TO)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ois Irmãos do Tocantins (TO)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ueré (TO)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perantina (TO)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átima (TO)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igueirópolis (TO)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iladélfia (TO)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ormoso do Araguaia (TO)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oianorte (TO)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oiatins (TO)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uaraí (TO)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urupi (TO)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pueiras (TO)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tacajá (TO)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taguatins (TO)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tapiratins (TO)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taporã do Tocantins (TO)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ú do Tocantins (TO)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Juarina (TO)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agoa da Confusão (TO)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agoa do Tocantins (TO)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ajeado (TO)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vandeira (TO)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izarda (TO)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uzinópolis (TO)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rianópolis do Tocantins (TO)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ateiros (TO)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urilândia do Tocantins (TO)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iracema do Tocantins (TO)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iranorte (TO)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nte do Carmo (TO)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onte Santo do Tocantins (TO)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uricilândia (TO)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atividade (TO)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azaré (TO)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va Olinda (TO)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va Rosalândia (TO)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ovo Acordo (TO)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vo Alegre (TO)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ovo Jardim (TO)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Oliveira de Fátima (TO)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almas (TO)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almeirante (TO)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almeiras do Tocantins (TO)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lmeirópolis (TO)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araíso do Tocantins (TO)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ranã (TO)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au D'Arco (TO)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edro Afonso (TO)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eixe (TO)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equizeiro (TO)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indorama do Tocantins (TO)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iraquê (TO)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ium (TO)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onte Alta do Bom Jesus (TO)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onte Alta do Tocantins (TO)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orto Alegre do Tocantins (TO)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orto Nacional (TO)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raia Norte (TO)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residente Kennedy (TO)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ugmil (TO)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ecursolândia (TO)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iachinho (TO)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io da Conceição (TO)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io dos Bois (TO)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io Sono (TO)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ampaio (TO)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andolândia (TO)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anta Fé do Araguaia (TO)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nta Maria do Tocantins (TO)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anta Rita do Tocantins (TO)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anta Rosa do Tocantins (TO)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anta Tereza do Tocantins (TO)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anta Terezinha do Tocantins (TO)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ão Bento do Tocantins (TO)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ão Félix do Tocantins (TO)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ão Miguel do Tocantins (TO)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ão Salvador do Tocantins (TO)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ão Sebastião do Tocantins (TO)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ão Valério (TO)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ilvanópolis (TO)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ítio Novo do Tocantins (TO)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cupira (TO)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abocão (TO)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rtaleza do Tabocão (TO)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aguatinga (TO)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aipas do Tocantins (TO)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alismã (TO)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ocantínia (TO)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ocantinópolis (TO)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upirama (TO)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piratins (TO)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anderlândia (TO)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Xambioá (TO)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çailândia (MA)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fonso Cunha (MA)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Água Doce do Maranhão (MA)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lcântara (MA)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ldeias Altas (MA)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ltamira do Maranhão (MA)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lto Alegre do Maranhão (MA)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lto Alegre do Pindaré (MA)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lto Parnaíba (MA)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mapá do Maranhão (MA)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marante do Maranhão (MA)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najatuba (MA)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napurus (MA)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icum-Açu (MA)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aguanã (MA)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raioses (MA)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rame (MA)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rari (MA)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xixá (MA)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acabal (MA)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acabeira (MA)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acuri (MA)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acurituba (MA)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alsas (MA)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arão de Grajaú (MA)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arra do Corda (MA)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arreirinhas (MA)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ela Vista do Maranhão (MA)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elágua (MA)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enedito Leite (MA)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equimão (MA)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ernardo do Mearim (MA)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oa Vista do Gurupi (MA)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om Jardim (MA)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om Jesus das Selvas (MA)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om Lugar (MA)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rejo (MA)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rejo de Areia (MA)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uriti (MA)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uriti Bravo (MA)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uriticupu (MA)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uritirana (MA)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choeira Grande (MA)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japió (MA)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jari (MA)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mpestre do Maranhão (MA)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ândido Mendes (MA)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ntanhede (MA)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pinzal do Norte (MA)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rolina (MA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rutapera (MA)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xias (MA)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edral (MA)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entral do Maranhão (MA)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entro do Guilherme (MA)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entro Novo do Maranhão (MA)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hapadinha (MA)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idelândia (MA)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odó (MA)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elho Neto (MA)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olinas (MA)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onceição do Lago-Açu (MA)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oroatá (MA)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ururupu (MA)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vinópolis (MA)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m Pedro (MA)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uque Bacelar (MA)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sperantinópolis (MA)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Estreito (MA)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eira Nova do Maranhão (MA)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ernando Falcão (MA)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ormosa da Serra Negra (MA)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ortaleza dos Nogueiras (MA)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ortuna (MA)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odofredo Viana (MA)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onçalves Dias (MA)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overnador Archer (MA)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overnador Edison Lobão (MA)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overnador Eugênio Barros (MA)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overnador Luiz Rocha (MA)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overnador Newton Bello (MA)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overnador Nunes Freire (MA)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raça Aranha (MA)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Grajaú (MA)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uimarães (MA)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umberto de Campos (MA)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catu (MA)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garapé do Meio (MA)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garapé Grande (MA)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mperatriz (MA)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taipava do Grajaú (MA)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tapecuru Mirim (MA)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tinga do Maranhão (MA)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Jatobá (MA)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Jenipapo dos Vieiras (MA)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João Lisboa (MA)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Joselândia (MA)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Junco do Maranhão (MA)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ago da Pedra (MA)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ago do Junco (MA)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ago dos Rodrigues (MA)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ago Verde (MA)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agoa do Mato (MA)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agoa Grande do Maranhão (MA)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Lajeado Novo (MA)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ima Campos (MA)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oreto (MA)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uís Domingues (MA)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galhães de Almeida (MA)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aracaçumé (MA)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arajá do Sena (MA)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ranhãozinho (MA)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ta Roma (MA)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tinha (MA)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tões (MA)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atões do Norte (MA)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ilagres do Maranhão (MA)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irador (MA)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iranda do Norte (MA)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rinzal (MA)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onção (MA)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ontes Altos (MA)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orros (MA)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ina Rodrigues (MA)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ova Colinas (MA)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va Iorque (MA)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ova Olinda do Maranhão (MA)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Olho d'Água das Cunhãs (MA)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Olinda Nova do Maranhão (MA)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ço do Lumiar (MA)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Palmeirândia (MA)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araibano (MA)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arnarama (MA)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assagem Franca (MA)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astos Bons (MA)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aulino Neves (MA)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ulo Ramos (MA)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edreiras (MA)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Pedro do Rosário (MA)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enalva (MA)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eri Mirim (MA)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eritoró (MA)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Pindaré-Mirim (MA)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inheiro (MA)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io XII (MA)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irapemas (MA)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oção de Pedras (MA)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orto Franco (MA)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orto Rico do Maranhão (MA)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residente Dutra (MA)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residente Juscelino (MA)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residente Médici (MA)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residente Sarney (MA)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residente Vargas (MA)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Primeira Cruz (MA)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aposa (MA)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iachão (MA)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ibamar Fiquene (MA)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osário (MA)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ambaíba (MA)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anta Filomena do Maranhão (MA)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anta Helena (MA)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anta Inês (MA)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anta Luzia (MA)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anta Luzia do Paruá (MA)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anta Quitéria do Maranhão (MA)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anta Rita (MA)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antana do Maranhão (MA)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anto Amaro do Maranhão (MA)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anto Antônio dos Lopes (MA)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ão Benedito do Rio Preto (MA)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ão Bento (MA)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ão Bernardo (MA)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ão Domingos do Azeitão (MA)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ão Domingos do Maranhão (MA)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ão Félix de Balsas (MA)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ão Francisco do Brejão (MA)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ão Francisco do Maranhão (MA)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ão João Batista (MA)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ão João do Carú (MA)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ão João do Paraíso (MA)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ão João do Soter (MA)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ão João dos Patos (MA)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ão José de Ribamar (MA)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ão José dos Basílios (MA)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ão Luís (MA)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ão Luís Gonzaga do Maranhão (MA)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ão Mateus do Maranhão (MA)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ão Pedro da Água Branca (MA)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ão Pedro dos Crentes (MA)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ão Raimundo das Mangabeiras (MA)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ão Raimundo do Doca Bezerra (MA)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ão Roberto (MA)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ão Vicente Ferrer (MA)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atubinha (MA)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nador Alexandre Costa (MA)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nador La Rocque (MA)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rrano do Maranhão (MA)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ítio Novo (MA)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ucupira do Norte (MA)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ucupira do Riachão (MA)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Tasso Fragoso (MA)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imbiras (MA)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imon (MA)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rizidela do Vale (MA)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ufilândia (MA)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untum (MA)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Turiaçu (MA)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urilândia (MA)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utóia (MA)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Urbano Santos (MA)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Vargem Grande (MA)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Viana (MA)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Vila Nova dos Martírios (MA)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Vitória do Mearim (MA)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torino Freire (MA)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Zé Doca (MA)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cauã (PI)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gricolândia (PI)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Água Branca (PI)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lagoinha do Piauí (PI)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Alegrete do Piauí (PI)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lto Longá (PI)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ltos (PI)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lvorada do Gurguéia (PI)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Amarante (PI)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gical do Piauí (PI)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nísio de Abreu (PI)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ntônio Almeida (PI)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roazes (PI)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roeiras do Itaim (PI)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rraial (PI)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ssunção do Piauí (PI)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velino Lopes (PI)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aixa Grande do Ribeiro (PI)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arra D'Alcântara (PI)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arras (PI)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arreiras do Piauí (PI)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ro Duro (PI)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Batalha (PI)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ela Vista do Piauí (PI)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elém do Piauí (PI)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eneditinos (PI)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Bertolínia (PI)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Betânia do Piauí (PI)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Boa Hora (PI)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Bocaina (PI)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om Jesus (PI)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om Princípio do Piauí (PI)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onfim do Piauí (PI)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oqueirão do Piauí (PI)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rasileira (PI)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rejo do Piauí (PI)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uriti dos Lopes (PI)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uriti dos Montes (PI)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beceiras do Piauí (PI)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jazeiras do Piauí (PI)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jueiro da Praia (PI)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ldeirão Grande do Piauí (PI)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mpinas do Piauí (PI)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mpo Alegre do Fidalgo (PI)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mpo Grande do Piauí (PI)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mpo Largo do Piauí (PI)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mpo Maior (PI)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navieira (PI)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nto do Buriti (PI)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pitão de Campos (PI)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pitão Gervásio Oliveira (PI)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racol (PI)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raúbas do Piauí (PI)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ridade do Piauí (PI)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stelo do Piauí (PI)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xingó (PI)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ocal (PI)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ocal de Telha (PI)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ocal dos Alves (PI)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ivaras (PI)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olônia do Gurguéia (PI)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olônia do Piauí (PI)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nceição do Canindé (PI)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oronel José Dias (PI)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orrente (PI)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ristalândia do Piauí (PI)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ristino Castro (PI)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urimatá (PI)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urrais (PI)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urral Novo do Piauí (PI)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urralinhos (PI)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emerval Lobão (PI)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irceu Arcoverde (PI)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Dom Expedito Lopes (PI)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m Inocêncio (PI)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mingos Mourão (PI)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Elesbão Veloso (PI)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Eliseu Martins (PI)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Esperantina (PI)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artura do Piauí (PI)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lores do Piauí (PI)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loresta do Piauí (PI)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loriano (PI)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rancinópolis (PI)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rancisco Ayres (PI)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rancisco Macedo (PI)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rancisco Santos (PI)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ronteiras (PI)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eminiano (PI)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Gilbués (PI)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Guadalupe (PI)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uaribas (PI)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ugo Napoleão (PI)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lha Grande (PI)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nhuma (PI)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Ipiranga do Piauí (PI)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Isaías Coelho (PI)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Itainópolis (PI)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taueira (PI)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Jacobina do Piauí (PI)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Jaicós (PI)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Jardim do Mulato (PI)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Jatobá do Piauí (PI)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Jerumenha (PI)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João Costa (PI)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Joaquim Pires (PI)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Joca Marques (PI)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osé de Freitas (PI)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uazeiro do Piauí (PI)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Júlio Borges (PI)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Jurema (PI)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agoa Alegre (PI)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Lagoa de São Francisco (PI)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agoa do Barro do Piauí (PI)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Lagoa do Piauí (PI)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Lagoa do Sítio (PI)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Lagoinha do Piauí (PI)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Landri Sales (PI)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Luís Correia (PI)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uzilândia (PI)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deiro (PI)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noel Emídio (PI)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arcolândia (PI)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arcos Parente (PI)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Massapê do Piauí (PI)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tias Olímpio (PI)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Miguel Alves (PI)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Miguel Leão (PI)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ilton Brandão (PI)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onsenhor Gil (PI)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Monsenhor Hipólito (PI)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Monte Alegre do Piauí (PI)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orro Cabeça no Tempo (PI)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rro do Chapéu do Piauí (PI)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urici dos Portelas (PI)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azaré do Piauí (PI)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zária (PI)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ossa Senhora de Nazaré (PI)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ossa Senhora dos Remédios (PI)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ova Santa Rita (PI)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ovo Oriente do Piauí (PI)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ovo Santo Antônio (PI)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Oeiras (PI)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Olho D'Água do Piauí (PI)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Padre Marcos (PI)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aes Landim (PI)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ajeú do Piauí (PI)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almeira do Piauí (PI)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almeirais (PI)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aquetá (PI)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rnaguá (PI)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arnaíba (PI)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assagem Franca do Piauí (PI)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atos do Piauí (PI)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au D'Arco do Piauí (PI)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aulistana (PI)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avussu (PI)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edro II (PI)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edro Laurentino (PI)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icos (PI)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imenteiras (PI)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io IX (PI)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iracuruca (PI)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iripiri (PI)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orto (PI)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orto Alegre do Piauí (PI)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rata do Piauí (PI)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Queimada Nova (PI)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edenção do Gurguéia (PI)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egeneração (PI)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iacho Frio (PI)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ibeira do Piauí (PI)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beiro Gonçalves (PI)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Rio Grande do Piauí (PI)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anta Cruz do Piauí (PI)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anta Cruz dos Milagres (PI)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ta Filomena (PI)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anta Luz (PI)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anta Rosa do Piauí (PI)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antana do Piauí (PI)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anto Antônio de Lisboa (PI)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anto Antônio dos Milagres (PI)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anto Inácio do Piauí (PI)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ão Braz do Piauí (PI)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ão Félix do Piauí (PI)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ão Francisco de Assis do Piauí (PI)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ão Francisco do Piauí (PI)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ão Gonçalo do Gurguéia (PI)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ão Gonçalo do Piauí (PI)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ão João da Canabrava (PI)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ão João da Fronteira (PI)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ão João da Serra (PI)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ão João da Varjota (PI)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ão João do Arraial (PI)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ão João do Piauí (PI)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ão José do Divino (PI)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ão José do Peixe (PI)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ão José do Piauí (PI)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ão Julião (PI)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ão Lourenço do Piauí (PI)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ão Luis do Piauí (PI)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ão Miguel da Baixa Grande (PI)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ão Miguel do Fidalgo (PI)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ão Miguel do Tapuio (PI)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ão Pedro do Piauí (PI)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ão Raimundo Nonato (PI)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bastião Barros (PI)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bastião Leal (PI)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igefredo Pacheco (PI)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imões (PI)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implício Mendes (PI)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ocorro do Piauí (PI)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ussuapara (PI)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Tamboril do Piauí (PI)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Tanque do Piauí (PI)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Teresina (PI)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União (PI)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Uruçuí (PI)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Valença do Piauí (PI)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Várzea Branca (PI)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Várzea Grande (PI)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era Mendes (PI)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Vila Nova do Piauí (PI)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Wall Ferraz (PI)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Abaiara (CE)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carape (CE)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caraú (CE)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copiara (CE)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Aiuaba (CE)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lcântaras (CE)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ltaneira (CE)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lto Santo (CE)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montada (CE)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ntonina do Norte (CE)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Apuiarés (CE)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quiraz (CE)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racati (CE)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racoiaba (CE)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rarendá (CE)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aripe (CE)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Aratuba (CE)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Arneiroz (CE)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Assaré (CE)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urora (CE)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aixio (CE)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Banabuiú (CE)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arbalha (CE)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arreira (CE)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ro (CE)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arroquinha (CE)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aturité (CE)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eberibe (CE)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Bela Cruz (CE)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oa Viagem (CE)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Brejo Santo (CE)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mocim (CE)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mpos Sales (CE)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nindé (CE)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pistrano (CE)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ridade (CE)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riré (CE)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ririaçu (CE)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riús (CE)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rnaubal (CE)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scavel (CE)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tarina (CE)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tunda (CE)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ucaia (CE)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edro (CE)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haval (CE)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horó (CE)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horozinho (CE)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oreaú (CE)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rateús (CE)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rato (CE)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roatá (CE)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ruz (CE)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eputado Irapuan Pinheiro (CE)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Ereré (CE)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Ererê (CE)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Eusébio (CE)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arias Brito (CE)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orquilha (CE)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ortaleza (CE)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rtim (CE)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recheirinha (CE)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General Sampaio (CE)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raça (CE)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ranja (CE)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ranjeiro (CE)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roaíras (CE)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uaiúba (CE)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Guaraciaba do Norte (CE)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Guaramiranga (CE)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Hidrolândia (CE)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Horizonte (CE)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Ibaretama (CE)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biapina (CE)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Ibicuitinga (CE)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Icapuí (CE)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Icó (CE)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Iguatu (CE)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Independência (CE)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paporanga (CE)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Ipaumirim (CE)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Ipu (CE)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pueiras (CE)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acema (CE)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auçuba (CE)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Itaiçaba (CE)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Itaitinga (CE)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Itapajé (CE)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Itapipoca (CE)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tapiúna (CE)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Itarema (CE)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Itatira (CE)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aguaretama (CE)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aguaribara (CE)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aguaribe (CE)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Jaguaruana (CE)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Jardim (CE)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Jati (CE)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Jijoca de Jericoacoara (CE)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Juazeiro do Norte (CE)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ucás (CE)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Lavras da Mangabeira (CE)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Limoeiro do Norte (CE)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Madalena (CE)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aracanaú (CE)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Maranguape (CE)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arco (CE)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artinópole (CE)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assapê (CE)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uriti (CE)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eruoca (CE)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Milagres (CE)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Milhã (CE)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Miraíma (CE)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Missão Velha (CE)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ombaça (CE)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onsenhor Tabosa (CE)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orada Nova (CE)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oraújo (CE)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rrinhos (CE)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Mucambo (CE)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Mulungu (CE)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Nova Olinda (CE)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Nova Russas (CE)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Novo Oriente (CE)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cara (CE)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Orós (CE)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Pacajus (CE)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Pacatuba (CE)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acoti (CE)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Pacujá (CE)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lhano (CE)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almácia (CE)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aracuru (CE)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Paraipaba (CE)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Parambu (CE)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Paramoti (CE)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Pedra Branca (CE)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Penaforte (CE)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Pentecoste (CE)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Pereiro (CE)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indoretama (CE)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Piquet Carneiro (CE)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Pires Ferreira (CE)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oranga (CE)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Porteiras (CE)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otengi (CE)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Potiretama (CE)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Quiterianópolis (CE)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Quixadá (CE)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Quixelô (CE)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Quixeramobim (CE)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Quixeré (CE)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Redenção (CE)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eriutaba (CE)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Russas (CE)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aboeiro (CE)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Salitre (CE)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Santa Quitéria (CE)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antana do Acaraú (CE)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antana do Cariri (CE)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ão Benedito (CE)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ão Gonçalo do Amarante (CE)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São João do Jaguaribe (CE)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ão Luís do Curu (CE)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nador Pompeu (CE)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Senador Sá (CE)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Sobral (CE)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olonópole (CE)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abuleiro do Norte (CE)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amboril (CE)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Tarrafas (CE)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Tauá (CE)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ejuçuoca (CE)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Tianguá (CE)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rairi (CE)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Tururu (CE)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Ubajara (CE)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Umari (CE)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Umirim (CE)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Uruburetama (CE)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ruoca (CE)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Varjota (CE)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Várzea Alegre (CE)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Viçosa do Ceará (CE)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cari (RN)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çu (RN)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Afonso Bezerra (RN)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Água Nova (RN)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lexandria (RN)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Almino Afonso (RN)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Alto do Rodrigues (RN)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gicos (RN)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ntônio Martins (RN)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podi (RN)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reia Branca (RN)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Arês (RN)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Baía Formosa (RN)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araúna (RN)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Barcelona (RN)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ento Fernandes (RN)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odó (RN)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Bom Jesus (RN)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rejinho (RN)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aiçara do Norte (RN)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aiçara do Rio do Vento (RN)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aicó (RN)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ampo Grande (RN)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Augusto Severo (RN)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Campo Redondo (RN)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anguaretama (RN)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araúbas (RN)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arnaúba dos Dantas (RN)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arnaubais (RN)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eará-Mirim (RN)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erro Corá (RN)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oronel Ezequiel (RN)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oronel João Pessoa (RN)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ruzeta (RN)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urrais Novos (RN)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utor Severiano (RN)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ncanto (RN)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quador (RN)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Espírito Santo (RN)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Extremoz (RN)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Felipe Guerra (RN)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Fernando Pedroza (RN)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Florânia (RN)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Francisco Dantas (RN)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rutuoso Gomes (RN)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Galinhos (RN)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oianinha (RN)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Governador Dix-Sept Rosado (RN)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Grossos (RN)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uamaré (RN)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elmo Marinho (RN)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Ipanguaçu (RN)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Ipueira (RN)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Itajá (RN)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Itaú (RN)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Jaçanã (RN)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Jandaíra (RN)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Janduís (RN)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Januário Cicco (RN)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Japi (RN)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Jardim de Angicos (RN)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ardim de Piranhas (RN)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Jardim do Seridó (RN)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João Câmara (RN)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João Dias (RN)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osé da Penha (RN)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Jucurutu (RN)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Jundiá (RN)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Lagoa d'Anta (RN)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Lagoa de Pedras (RN)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Lagoa de Velhos (RN)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Lagoa Nova (RN)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agoa Salgada (RN)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jes (RN)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ajes Pintadas (RN)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Lucrécia (RN)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Luís Gomes (RN)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caíba (RN)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Macau (RN)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Major Sales (RN)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Marcelino Vieira (RN)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artins (RN)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axaranguape (RN)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essias Targino (RN)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Montanhas (RN)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onte Alegre (RN)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onte das Gameleiras (RN)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ossoró (RN)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Natal (RN)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Nísia Floresta (RN)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ova Cruz (RN)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Olho d'Água do Borges (RN)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Ouro Branco (RN)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Paraná (RN)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araú (RN)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Parazinho (RN)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arelhas (RN)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arnamirim (RN)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assa e Fica (RN)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assagem (RN)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atu (RN)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au dos Ferros (RN)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dra Grande (RN)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Pedra Preta (RN)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Pedro Avelino (RN)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edro Velho (RN)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endências (RN)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ilões (RN)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oço Branco (RN)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ortalegre (RN)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orto do Mangue (RN)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ureza (RN)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el Fernandes (RN)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Rafael Godeiro (RN)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Riacho da Cruz (RN)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Riacho de Santana (RN)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iachuelo (RN)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Rio do Fogo (RN)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odolfo Fernandes (RN)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Ruy Barbosa (RN)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Santa Cruz (RN)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anta Maria (RN)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antana do Matos (RN)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antana do Seridó (RN)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anto Antônio (RN)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ão Bento do Norte (RN)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ão Bento do Trairí (RN)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ão Fernando (RN)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ão Francisco do Oeste (RN)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ão Gonçalo do Amarante (RN)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ão João do Sabugi (RN)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São José de Mipibu (RN)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ão José do Campestre (RN)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ão José do Seridó (RN)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ão Miguel (RN)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ão Miguel do Gostoso (RN)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São Paulo do Potengi (RN)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ão Pedro (RN)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ão Rafael (RN)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ão Tomé (RN)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ão Vicente (RN)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enador Elói de Souza (RN)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Senador Georgino Avelino (RN)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Serra Caiada (RN)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Presidente Juscelino (RN)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erra de São Bento (RN)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erra do Mel (RN)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erra Negra do Norte (RN)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errinha (RN)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errinha dos Pintos (RN)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everiano Melo (RN)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ítio Novo (RN)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aboleiro Grande (RN)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Taipu (RN)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Tangará (RN)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Tenente Ananias (RN)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enente Laurentino Cruz (RN)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Tibau (RN)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Tibau do Sul (RN)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Timbaúba dos Batistas (RN)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ouros (RN)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Triunfo Potiguar (RN)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Umarizal (RN)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Upanema (RN)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Várzea (RN)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Venha-Ver (RN)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Vera Cruz (RN)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Viçosa (RN)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Vila Flor (RN)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Água Branca (PB)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guiar (PB)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lagoa Grande (PB)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Alagoa Nova (PB)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Alagoinha (PB)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Alcantil (PB)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Algodão de Jandaíra (PB)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lhandra (PB)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mparo (PB)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parecida (PB)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Araçagi (PB)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Arara (PB)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Araruna (PB)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reia (PB)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reia de Baraúnas (PB)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Areial (PB)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roeiras (PB)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Assunção (PB)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aía da Traição (PB)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Bananeiras (PB)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araúna (PB)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rra de Santa Rosa (PB)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rra de Santana (PB)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arra de São Miguel (PB)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Bayeux (PB)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Belém (PB)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Belém do Brejo do Cruz (PB)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Bernardino Batista (PB)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Boa Ventura (PB)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oa Vista (PB)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Bom Jesus (PB)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Bom Sucesso (PB)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Bonito de Santa Fé (PB)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Boqueirão (PB)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Borborema (PB)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Brejo do Cruz (PB)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Brejo dos Santos (PB)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aaporã (PB)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abaceiras (PB)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abedelo (PB)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achoeira dos Índios (PB)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acimba de Areia (PB)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acimba de Dentro (PB)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acimbas (PB)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Caiçara (PB)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ajazeiras (PB)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ajazeirinhas (PB)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aldas Brandão (PB)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amalaú (PB)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ampina Grande (PB)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apim (PB)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araúbas (PB)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arrapateira (PB)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Casserengue (PB)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Catingueira (PB)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Catolé do Rocha (PB)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Caturité (PB)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onceição (PB)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ondado (PB)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onde (PB)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Congo (PB)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oremas (PB)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Coxixola (PB)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Cruz do Espírito Santo (PB)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Cubati (PB)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Cuité (PB)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uité de Mamanguape (PB)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uitegi (PB)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Curral de Cima (PB)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urral Velho (PB)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amião (PB)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Desterro (PB)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iamante (PB)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Dona Inês (PB)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uas Estradas (PB)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Emas (PB)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Esperança (PB)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Fagundes (PB)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rei Martinho (PB)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Gado Bravo (PB)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Guarabira (PB)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Gurinhém (PB)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Gurjão (PB)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Ibiara (PB)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Igaracy (PB)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Imaculada (PB)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Ingá (PB)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Itabaiana (PB)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Itaporanga (PB)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Itapororoca (PB)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Itatuba (PB)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Jacaraú (PB)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Jericó (PB)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oão Pessoa (PB)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Joca Claudino (PB)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Juarez Távora (PB)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Juazeirinho (PB)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unco do Seridó (PB)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Juripiranga (PB)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Juru (PB)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Lagoa (PB)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Lagoa de Dentro (PB)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Lagoa Seca (PB)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Lastro (PB)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ivramento (PB)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Logradouro (PB)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Lucena (PB)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Mãe d'Água (PB)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Malta (PB)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Mamanguape (PB)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Manaíra (PB)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arcação (PB)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ari (PB)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rizópolis (PB)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Massaranduba (PB)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Mataraca (PB)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Matinhas (PB)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ato Grosso (PB)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Maturéia (PB)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ogeiro (PB)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ontadas (PB)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Monte Horebe (PB)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onteiro (PB)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Mulungu (PB)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Natuba (PB)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Nazarezinho (PB)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Nova Floresta (PB)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Nova Olinda (PB)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Nova Palmeira (PB)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Olho d'Água (PB)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Olivedos (PB)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Ouro Velho (PB)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arari (PB)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Passagem (PB)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Patos (PB)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Paulista (PB)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Pedra Branca (PB)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Pedra Lavrada (PB)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Pedras de Fogo (PB)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Pedro Régis (PB)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Piancó (PB)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icuí (PB)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Pilar (PB)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Pilões (PB)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ilõezinhos (PB)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irpirituba (PB)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itimbu (PB)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Pocinhos (PB)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oço Dantas (PB)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Poço de José de Moura (PB)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Pombal (PB)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Prata (PB)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Princesa Isabel (PB)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Puxinanã (PB)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Queimadas (PB)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Quixaba (PB)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Remígio (PB)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Riachão (PB)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Riachão do Bacamarte (PB)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Riachão do Poço (PB)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Riacho de Santo Antônio (PB)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Riacho dos Cavalos (PB)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Rio Tinto (PB)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algadinho (PB)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algado de São Félix (PB)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Santa Cecília (PB)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Santa Cruz (PB)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anta Helena (PB)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Santa Inês (PB)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Santa Luzia (PB)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Santa Rita (PB)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Santa Teresinha (PB)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Santana de Mangueira (PB)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Santana dos Garrotes (PB)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Santo André (PB)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ão Bentinho (PB)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São Bento (PB)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São Domingos (PB)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São Domingos do Cariri (PB)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São Francisco (PB)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ão João do Cariri (PB)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São João do Rio do Peixe (PB)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São João do Tigre (PB)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São José da Lagoa Tapada (PB)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ão José de Caiana (PB)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São José de Espinharas (PB)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ão José de Piranhas (PB)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ão José de Princesa (PB)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São José do Bonfim (PB)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ão José do Brejo do Cruz (PB)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ão José do Sabugi (PB)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São José dos Cordeiros (PB)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ão José dos Ramos (PB)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São Mamede (PB)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ão Miguel de Taipu (PB)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São Sebastião de Lagoa de Roça (PB)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São Sebastião do Umbuzeiro (PB)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ão Vicente do Seridó (PB)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ão Vicente do Seridó (PB)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eridó (PB)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Sapé (PB)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Serra Branca (PB)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erra da Raiz (PB)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erra Grande (PB)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erra Redonda (PB)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Serraria (PB)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ertãozinho (PB)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Sobrado (PB)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olânea (PB)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oledade (PB)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ossêgo (PB)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ousa (PB)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umé (PB)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Tacima (PB)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aperoá (PB)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Tavares (PB)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Teixeira (PB)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enório (PB)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Triunfo (PB)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Uiraúna (PB)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Umbuzeiro (PB)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Várzea (PB)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Vieirópolis (PB)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Vista Serrana (PB)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Zabelê (PB)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breu e Lima (PE)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Afogados da Ingazeira (PE)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Afrânio (PE)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Agrestina (PE)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Água Preta (PE)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Águas Belas (PE)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lagoinha (PE)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Aliança (PE)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Altinho (PE)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maraji (PE)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gelim (PE)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Araçoiaba (PE)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Araripina (PE)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Arcoverde (PE)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arra de Guabiraba (PE)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Barreiros (PE)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elém de Maria (PE)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Belém do São Francisco (PE)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Belo Jardim (PE)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Betânia (PE)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Bezerros (PE)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Bodocó (PE)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Bom Conselho (PE)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Bom Jardim (PE)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Bonito (PE)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Brejão (PE)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Brejinho (PE)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Brejo da Madre de Deus (PE)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Buenos Aires (PE)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Buíque (PE)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Cabo de Santo Agostinho (PE)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Cabrobó (PE)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Cachoeirinha (PE)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Caetés (PE)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alçado (PE)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alumbi (PE)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amaragibe (PE)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amocim de São Félix (PE)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amutanga (PE)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Canhotinho (PE)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Capoeiras (PE)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Carnaíba (PE)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Carnaubeira da Penha (PE)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Carpina (PE)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Caruaru (PE)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Casinhas (PE)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atende (PE)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Cedro (PE)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Chã de Alegria (PE)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Chã Grande (PE)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Condado (PE)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Correntes (PE)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ortês (PE)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Cumaru (PE)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Cupira (PE)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Custódia (PE)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rmentes (PE)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Escada (PE)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Exu (PE)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Feira Nova (PE)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Fernando de Noronha (PE)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Ferreiros (PE)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Flores (PE)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Floresta (PE)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Frei Miguelinho (PE)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Gameleira (PE)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Garanhuns (PE)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Glória do Goitá (PE)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Goiana (PE)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Granito (PE)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Gravatá (PE)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Iati (PE)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Ibimirim (PE)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Ibirajuba (PE)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Igarassu (PE)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Iguaracy (PE)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Ilha de Itamaracá (PE)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Inajá (PE)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Ingazeira (PE)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Ipojuca (PE)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Ipubi (PE)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Itacuruba (PE)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Itaíba (PE)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Itambé (PE)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Itapetim (PE)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Itapissuma (PE)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Itaquitinga (PE)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Jaboatão dos Guararapes (PE)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Jaqueira (PE)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Jataúba (PE)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Jatobá (PE)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João Alfredo (PE)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Joaquim Nabuco (PE)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Jucati (PE)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Jupi (PE)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Jurema (PE)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Lagoa de Itaenga (PE)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Lagoa do Carro (PE)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agoa do Ouro (PE)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Lagoa dos Gatos (PE)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Lagoa Grande (PE)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Lajedo (PE)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Limoeiro (PE)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Macaparana (PE)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Machados (PE)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Manari (PE)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Maraial (PE)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Mirandiba (PE)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Moreilândia (PE)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Moreno (PE)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Nazaré da Mata (PE)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Olinda (PE)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Orobó (PE)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Orocó (PE)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Ouricuri (PE)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Palmares (PE)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Palmeirina (PE)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Panelas (PE)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Paranatama (PE)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Parnamirim (PE)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Passira (PE)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Paudalho (PE)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Paulista (PE)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Pedra (PE)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esqueira (PE)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Petrolândia (PE)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etrolina (PE)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oção (PE)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ombos (PE)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rimavera (PE)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Quipapá (PE)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Quixaba (PE)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Recife (PE)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Riacho das Almas (PE)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Ribeirão (PE)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o Formoso (PE)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Sairé (PE)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Salgadinho (PE)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Salgueiro (PE)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Saloá (PE)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Sanharó (PE)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Santa Cruz (PE)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anta Cruz da Baixa Verde (PE)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Santa Cruz do Capibaribe (PE)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Santa Filomena (PE)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Santa Maria da Boa Vista (PE)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Santa Maria do Cambucá (PE)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anta Terezinha (PE)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São Benedito do Sul (PE)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São Bento do Una (PE)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São Caitano (PE)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São João (PE)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São Joaquim do Monte (PE)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São José da Coroa Grande (PE)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São José do Belmonte (PE)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São José do Egito (PE)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São Lourenço da Mata (PE)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ão Vicente Férrer (PE)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Serra Talhada (PE)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Serrita (PE)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Sertânia (PE)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Sirinhaém (PE)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olidão (PE)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Surubim (PE)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Tabira (PE)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acaimbó (PE)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Tacaratu (PE)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Tamandaré (PE)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Taquaritinga do Norte (PE)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Terezinha (PE)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erra Nova (PE)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Timbaúba (PE)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Toritama (PE)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Tracunhaém (PE)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Trindade (PE)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Triunfo (PE)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Tupanatinga (PE)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Tuparetama (PE)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Venturosa (PE)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Verdejante (PE)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Vertente do Lério (PE)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Vertentes (PE)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Vicência (PE)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Vitória de Santo Antão (PE)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Xexéu (PE)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Água Branca (AL)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Anadia (AL)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Arapiraca (AL)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Atalaia (AL)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Barra de Santo Antônio (AL)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Barra de São Miguel (AL)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Batalha (AL)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Belém (AL)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Belo Monte (AL)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Boca da Mata (AL)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Branquinha (AL)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Cacimbinhas (AL)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Cajueiro (AL)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Campestre (AL)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Campo Alegre (AL)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Campo Grande (AL)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Canapi (AL)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Capela (AL)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Carneiros (AL)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Chã Preta (AL)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Coité do Nóia (AL)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Colônia Leopoldina (AL)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Coqueiro Seco (AL)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Coruripe (AL)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Craíbas (AL)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elmiro Gouveia (AL)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Dois Riachos (AL)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Estrela de Alagoas (AL)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Feira Grande (AL)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Feliz Deserto (AL)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Flexeiras (AL)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Girau do Ponciano (AL)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Ibateguara (AL)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Igaci (AL)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Igreja Nova (AL)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Inhapi (AL)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Jacaré dos Homens (AL)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Jacuípe (AL)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Japaratinga (AL)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Jaramataia (AL)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Jequiá da Praia (AL)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Joaquim Gomes (AL)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Jundiá (AL)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Junqueiro (AL)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Lagoa da Canoa (AL)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Limoeiro de Anadia (AL)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Maceió (AL)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Major Isidoro (AL)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Mar Vermelho (AL)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Maragogi (AL)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Maravilha (AL)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Marechal Deodoro (AL)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Maribondo (AL)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Mata Grande (AL)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Matriz de Camaragibe (AL)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Messias (AL)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Minador do Negrão (AL)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Monteirópolis (AL)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Murici (AL)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Novo Lino (AL)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Olho d'Água das Flores (AL)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Olho d'Água do Casado (AL)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Olho d'Água Grande (AL)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Olivença (AL)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Ouro Branco (AL)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alestina (AL)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almeira dos Índios (AL)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ão de Açúcar (AL)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ariconha (AL)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Paripueira (AL)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asso de Camaragibe (AL)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Paulo Jacinto (AL)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enedo (AL)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iaçabuçu (AL)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ilar (AL)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indoba (AL)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Piranhas (AL)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oço das Trincheiras (AL)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Porto Calvo (AL)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Porto de Pedras (AL)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Porto Real do Colégio (AL)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Quebrangulo (AL)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Rio Largo (AL)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Roteiro (AL)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Santa Luzia do Norte (AL)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Santana do Ipanema (AL)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Santana do Mundaú (AL)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ão Brás (AL)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São José da Laje (AL)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São José da Tapera (AL)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São Luís do Quitunde (AL)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São Miguel dos Campos (AL)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São Miguel dos Milagres (AL)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São Sebastião (AL)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atuba (AL)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Senador Rui Palmeira (AL)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Tanque d'Arca (AL)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aquarana (AL)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Teotônio Vilela (AL)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Traipu (AL)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União dos Palmares (AL)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Viçosa (AL)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Amparo de São Francisco (SE)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quidabã (SE)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Aracaju (SE)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Arauá (SE)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Areia Branca (SE)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Barra dos Coqueiros (SE)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Boquim (SE)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Brejo Grande (SE)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Campo do Brito (SE)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Canhoba (SE)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Canindé de São Francisco (SE)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Capela (SE)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Carira (SE)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mópolis (SE)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Cedro de São João (SE)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Cristinápolis (SE)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umbe (SE)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Divina Pastora (SE)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Estância (SE)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Feira Nova (SE)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Frei Paulo (SE)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Gararu (SE)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General Maynard (SE)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Gracho Cardoso (SE)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Ilha das Flores (SE)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Indiaroba (SE)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Itabaiana (SE)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Itabaianinha (SE)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Itabi (SE)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Itaporanga d'Ajuda (SE)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Japaratuba (SE)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Japoatã (SE)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agarto (SE)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Laranjeiras (SE)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cambira (SE)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lhada dos Bois (SE)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Malhador (SE)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Maruim (SE)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Moita Bonita (SE)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Monte Alegre de Sergipe (SE)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Muribeca (SE)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Neópolis (SE)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Nossa Senhora Aparecida (SE)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Nossa Senhora da Glória (SE)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ossa Senhora das Dores (SE)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Nossa Senhora de Lourdes (SE)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Nossa Senhora do Socorro (SE)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Pacatuba (SE)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Pedra Mole (SE)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Pedrinhas (SE)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Pinhão (SE)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Pirambu (SE)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Poço Redondo (SE)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Poço Verde (SE)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Porto da Folha (SE)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Propriá (SE)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Riachão do Dantas (SE)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Riachuelo (SE)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Ribeirópolis (SE)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Rosário do Catete (SE)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algado (SE)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Santa Luzia do Itanhy (SE)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anta Rosa de Lima (SE)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antana do São Francisco (SE)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Santo Amaro das Brotas (SE)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São Cristóvão (SE)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ão Domingos (SE)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São Francisco (SE)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São Miguel do Aleixo (SE)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imão Dias (SE)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Siriri (SE)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Telha (SE)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Tobias Barreto (SE)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Tomar do Geru (SE)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Umbaúba (SE)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baíra (BA)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Abaré (BA)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cajutiba (BA)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Adustina (BA)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Água Fria (BA)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Aiquara (BA)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Alagoinhas (BA)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Alcobaça (BA)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Almadina (BA)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Amargosa (BA)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Amélia Rodrigues (BA)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América Dourada (BA)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nagé (BA)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Andaraí (BA)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Andorinha (BA)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Angical (BA)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Anguera (BA)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Antas (BA)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Antônio Cardoso (BA)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ntônio Gonçalves (BA)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porá (BA)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Apuarema (BA)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Araçás (BA)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Aracatu (BA)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Araci (BA)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Aramari (BA)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Arataca (BA)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Aratuípe (BA)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Aurelino Leal (BA)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Baianópolis (BA)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Baixa Grande (BA)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Banzaê (BA)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Barra (BA)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Barra da Estiva (BA)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Barra do Choça (BA)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Barra do Mendes (BA)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Barra do Rocha (BA)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Barreiras (BA)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Barro Alto (BA)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Barro Preto (BA)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Barrocas (BA)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Belmonte (BA)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Belo Campo (BA)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Biritinga (BA)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Boa Nova (BA)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Boa Vista do Tupim (BA)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Bom Jesus da Lapa (BA)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Bom Jesus da Serra (BA)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Boninal (BA)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Bonito (BA)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Boquira (BA)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Botuporã (BA)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Brejões (BA)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Brejolândia (BA)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Brotas de Macaúbas (BA)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Brumado (BA)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Buerarema (BA)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Buritirama (BA)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Caatiba (BA)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Cabaceiras do Paraguaçu (BA)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achoeira (BA)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aculé (BA)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Caém (BA)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Caetanos (BA)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Caetité (BA)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Cafarnaum (BA)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airu (BA)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Caldeirão Grande (BA)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Camacan (BA)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Camaçari (BA)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Camamu (BA)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Campo Alegre de Lourdes (BA)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ampo Formoso (BA)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anápolis (BA)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Canarana (BA)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Canavieiras (BA)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Candeal (BA)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Candeias (BA)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andiba (BA)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Cândido Sales (BA)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Cansanção (BA)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Canudos (BA)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apela do Alto Alegre (BA)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Capim Grosso (BA)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araíbas (BA)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aravelas (BA)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Cardeal da Silva (BA)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Carinhanha (BA)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asa Nova (BA)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astro Alves (BA)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atolândia (BA)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atu (BA)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aturama (BA)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Central (BA)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Chorrochó (BA)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Cícero Dantas (BA)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Cipó (BA)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Coaraci (BA)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Cocos (BA)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Conceição da Feira (BA)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Conceição do Almeida (BA)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Conceição do Coité (BA)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Conceição do Jacuípe (BA)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Conde (BA)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Condeúba (BA)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ontendas do Sincorá (BA)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oração de Maria (BA)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Cordeiros (BA)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Coribe (BA)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Coronel João Sá (BA)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Correntina (BA)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Cotegipe (BA)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Cravolândia (BA)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Crisópolis (BA)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Cristópolis (BA)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Cruz das Almas (BA)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Curaçá (BA)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Dário Meira (BA)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ias d'Ávila (BA)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Dom Basílio (BA)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Dom Macedo Costa (BA)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lísio Medrado (BA)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Encruzilhada (BA)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Entre Rios (BA)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Érico Cardoso (BA)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Esplanada (BA)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Euclides da Cunha (BA)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Eunápolis (BA)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Fátima (BA)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Feira da Mata (BA)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Feira de Santana (BA)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Filadélfia (BA)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Firmino Alves (BA)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Floresta Azul (BA)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Formosa do Rio Preto (BA)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Gandu (BA)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Gavião (BA)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entio do Ouro (BA)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Glória (BA)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Gongogi (BA)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Governador Mangabeira (BA)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Guajeru (BA)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Guanambi (BA)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Guaratinga (BA)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eliópolis (BA)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Iaçu (BA)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Ibiassucê (BA)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Ibicaraí (BA)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Ibicoara (BA)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Ibicuí (BA)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Ibipeba (BA)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bipitanga (BA)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Ibiquera (BA)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Ibirapitanga (BA)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Ibirapuã (BA)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Ibirataia (BA)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Ibitiara (BA)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Ibititá (BA)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botirama (BA)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chu (BA)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Igaporã (BA)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Igrapiúna (BA)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guaí (BA)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lhéus (BA)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Inhambupe (BA)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Ipecaetá (BA)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Ipiaú (BA)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Ipirá (BA)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Ipupiara (BA)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Irajuba (BA)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ramaia (BA)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Iraquara (BA)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rará (BA)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recê (BA)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Itabela (BA)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taberaba (BA)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tabuna (BA)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tacaré (BA)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taeté (BA)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tagi (BA)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tagibá (BA)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tagimirim (BA)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taguaçu da Bahia (B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taju do Colônia (B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tajuípe (B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tamaraju (B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tamari (B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mbé (B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nagra (B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nhém (B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parica (BA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pé (BA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pebi (BA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petinga (BA)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picuru (BA)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pitanga (BA)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quara (BA)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Itarantim (BA)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Itatim (BA)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Itiruçu (BA)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Itiúba (BA)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Itororó (BA)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Ituaçu (BA)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Ituberá (BA)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uiu (BA)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Jaborandi (BA)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Jacaraci (BA)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Jacobina (BA)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Jaguaquara (BA)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Jaguarari (BA)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Jaguaripe (BA)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Jandaíra (BA)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Jequié (BA)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Jeremoabo (BA)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Jiquiriçá (BA)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Jitaúna (BA)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João Dourado (BA)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Juazeiro (BA)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Jucuruçu (BA)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Jussara (BA)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Jussari (BA)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Jussiape (BA)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Lafaiete Coutinho (BA)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Lagoa Real (BA)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Laje (BA)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Lajedão (BA)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Lajedinho (BA)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ajedo do Tabocal (BA)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marão (BA)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apão (BA)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auro de Freitas (BA)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Lençóis (BA)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Licínio de Almeida (BA)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Livramento de Nossa Senhora (BA)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Luís Eduardo Magalhães (BA)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Macajuba (BA)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Macarani (BA)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Macaúbas (BA)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Macururé (BA)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Madre de Deus (BA)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Maetinga (BA)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Maiquinique (BA)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Mairi (BA)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Malhada (BA)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Malhada de Pedras (BA)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Manoel Vitorino (BA)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Mansidão (BA)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Maracás (BA)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Maragogipe (BA)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Maraú (BA)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Marcionílio Souza (BA)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ascote (BA)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ata de São João (BA)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Matina (BA)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Medeiros Neto (BA)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Miguel Calmon (BA)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Milagres (BA)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Mirangaba (BA)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Mirante (BA)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Monte Santo (BA)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Morpará (BA)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Morro do Chapéu (BA)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Mortugaba (BA)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Mucugê (BA)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Mucuri (BA)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Mulungu do Morro (BA)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Mundo Novo (BA)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Muniz Ferreira (BA)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Muquém do São Francisco (BA)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Muritiba (BA)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Mutuípe (BA)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Nazaré (BA)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Nilo Peçanha (BA)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Nordestina (BA)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Nova Canaã (BA)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Nova Fátima (BA)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Nova Ibiá (BA)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Nova Itarana (BA)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Nova Redenção (BA)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Nova Soure (BA)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Nova Viçosa (BA)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Novo Horizonte (BA)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Novo Triunfo (BA)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Olindina (BA)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Oliveira dos Brejinhos (BA)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Ouriçangas (BA)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Ourolândia (BA)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Palmas de Monte Alto (BA)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Palmeiras (BA)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Paramirim (BA)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Paratinga (BA)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Paripiranga (BA)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Pau Brasil (BA)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aulo Afonso (BA)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Pé de Serra (BA)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Pedrão (BA)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Pedro Alexandre (BA)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iatã (BA)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Pilão Arcado (BA)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Pindaí (BA)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Pindobaçu (BA)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Pintadas (BA)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Piraí do Norte (BA)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Piripá (BA)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Piritiba (BA)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Planaltino (BA)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Planalto (BA)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Poções (BA)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Pojuca (BA)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Ponto Novo (BA)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Porto Seguro (BA)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tiraguá (BA)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Prado (BA)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Presidente Dutra (BA)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Presidente Jânio Quadros (BA)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Presidente Tancredo Neves (BA)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Queimadas (BA)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Quijingue (BA)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Quixabeira (BA)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Rafael Jambeiro (BA)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Remanso (BA)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Retirolândia (BA)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Riachão das Neves (BA)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Riachão do Jacuípe (BA)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Riacho de Santana (BA)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Ribeira do Amparo (BA)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Ribeira do Pombal (BA)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Ribeirão do Largo (BA)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Rio de Contas (BA)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Rio do Antônio (BA)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Rio do Pires (BA)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Rio Real (BA)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Rodelas (BA)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Ruy Barbosa (BA)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Salinas da Margarida (BA)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Salvador (BA)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anta Bárbara (BA)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Santa Brígida (BA)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Santa Cruz Cabrália (BA)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Santa Cruz da Vitória (BA)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Santa Inês (BA)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Santa Luzia (BA)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Santa Maria da Vitória (BA)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Santa Rita de Cássia (BA)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Santa Terezinha (BA)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Santaluz (BA)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Santana (BA)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Santanópolis (BA)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Santo Amaro (BA)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Santo Antônio de Jesus (BA)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Santo Estêvão (BA)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São Desidério (BA)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São Domingos (BA)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São Felipe (BA)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São Félix (BA)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São Félix do Coribe (BA)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São Francisco do Conde (BA)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São Gabriel (BA)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São Gonçalo dos Campos (BA)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São José da Vitória (BA)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São José do Jacuípe (BA)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São Miguel das Matas (BA)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São Sebastião do Passé (BA)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Sapeaçu (BA)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Sátiro Dias (BA)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Saubara (BA)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Saúde (BA)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Seabra (BA)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Sebastião Laranjeiras (BA)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Senhor do Bonfim (BA)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Sento Sé (BA)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Serra do Ramalho (BA)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erra Dourada (BA)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erra Preta (BA)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Serrinha (BA)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Serrolândia (BA)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Simões Filho (BA)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Sítio do Mato (BA)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ítio do Quinto (BA)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Sobradinho (BA)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Souto Soares (BA)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Tabocas do Brejo Velho (BA)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anhaçu (BA)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Tanque Novo (BA)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Tanquinho (BA)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Taperoá (BA)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Tapiramutá (BA)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Teixeira de Freitas (BA)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eodoro Sampaio (BA)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Teofilândia (BA)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eolândia (BA)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Terra Nova (BA)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Tremedal (BA)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Tucano (BA)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Uauá (BA)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Ubaíra (BA)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Ubaitaba (BA)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Ubatã (BA)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Uibaí (BA)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Umburanas (BA)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Una (BA)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Urandi (BA)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Uruçuca (BA)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Utinga (BA)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Valença (BA)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Valente (BA)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Várzea da Roça (BA)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Várzea do Poço (BA)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Várzea Nova (BA)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Varzedo (BA)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Vera Cruz (BA)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Vereda (BA)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Vitória da Conquista (BA)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Wagner (BA)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Wanderley (BA)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Wenceslau Guimarães (BA)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Xique-Xique (BA)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Abadia dos Dourados (MG)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Abaeté (MG)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Abre Campo (MG)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Acaiaca (MG)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Açucena (MG)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Água Boa (MG)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Água Comprida (MG)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Aguanil (MG)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Águas Formosas (MG)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Águas Vermelhas (MG)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Aimorés (MG)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Aiuruoca (MG)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Alagoa (MG)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Albertina (MG)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Além Paraíba (MG)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Alfenas (MG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Alfredo Vasconcelos (MG)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Almenara (MG)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Alpercata (MG)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Alpinópolis (MG)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Alterosa (MG)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Alto Caparaó (MG)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Alto Jequitibá (MG)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Alto Rio Doce (MG)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Alvarenga (MG)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Alvinópolis (MG)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Alvorada de Minas (MG)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Amparo do Serra (MG)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Andradas (MG)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Andrelândia (MG)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Angelândia (MG)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Antônio Carlos (MG)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Antônio Dias (MG)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Antônio Prado de Minas (MG)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Araçaí (MG)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Aracitaba (MG)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Araçuaí (MG)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Araguari (MG)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Arantina (MG)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Araponga (MG)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Araporã (MG)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Arapuá (MG)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Araújos (MG)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Araxá (MG)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Arceburgo (MG)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Arcos (MG)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Areado (MG)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Argirita (MG)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Aricanduva (MG)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Arinos (MG)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Astolfo Dutra (MG)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Ataléia (MG)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Augusto de Lima (MG)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Baependi (MG)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Baldim (MG)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Bambuí (MG)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Bandeira (MG)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Bandeira do Sul (MG)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Barão de Cocais (MG)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Barão de Monte Alto (MG)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Barbacena (MG)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Barra Longa (MG)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Barroso (MG)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Bela Vista de Minas (MG)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Belmiro Braga (MG)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Belo Horizonte (MG)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Belo Oriente (MG)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Belo Vale (MG)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Berilo (MG)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Berizal (MG)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Bertópolis (MG)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Betim (MG)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Bias Fortes (MG)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Bicas (MG)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Biquinhas (MG)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Boa Esperança (MG)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Bocaina de Minas (MG)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Bocaiúva (MG)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Bom Despacho (MG)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Bom Jardim de Minas (MG)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Bom Jesus da Penha (MG)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Bom Jesus do Amparo (MG)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Bom Jesus do Galho (MG)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Bom Repouso (MG)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Bom Sucesso (MG)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Bonfim (MG)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Bonfinópolis de Minas (MG)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Bonito de Minas (MG)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Borda da Mata (MG)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Botelhos (MG)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Botumirim (MG)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Brás Pires (MG)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Brasilândia de Minas (MG)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Brasília de Minas (MG)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Braúnas (MG)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Brazópolis (MG)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Brumadinho (MG)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Bueno Brandão (MG)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Buenópolis (MG)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Bugre (MG)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Buritis (MG)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Buritizeiro (MG)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Cabeceira Grande (MG)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Cabo Verde (MG)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Cachoeira da Prata (MG)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Cachoeira de Minas (MG)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Cachoeira de Pajeú (MG)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Cachoeira Dourada (MG)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Caetanópolis (MG)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Caeté (MG)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Caiana (MG)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Cajuri (MG)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Caldas (MG)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Camacho (MG)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Camanducaia (MG)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Cambuí (MG)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Cambuquira (MG)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Campanário (MG)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ampanha (MG)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Campestre (MG)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Campina Verde (MG)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Campo Azul (MG)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Campo Belo (MG)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Campo do Meio (MG)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Campo Florido (MG)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Campos Altos (MG)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Campos Gerais (MG)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Cana Verde (MG)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Canaã (MG)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Canápolis (MG)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Candeias (MG)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Cantagalo (MG)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Caparaó (MG)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Capela Nova (MG)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Capelinha (MG)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Capetinga (MG)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Capim Branco (MG)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Capinópolis (MG)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Capitão Andrade (MG)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Capitão Enéas (MG)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Capitólio (MG)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Caputira (MG)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Caraí (MG)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Caranaíba (MG)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Carandaí (MG)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Carangola (MG)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Caratinga (MG)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Carbonita (MG)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Careaçu (MG)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Carlos Chagas (MG)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Carmésia (MG)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Carmo da Cachoeira (MG)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Carmo da Mata (MG)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Carmo de Minas (MG)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Carmo do Cajuru (MG)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Carmo do Paranaíba (MG)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armo do Rio Claro (MG)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Carmópolis de Minas (MG)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Carneirinho (MG)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Carrancas (MG)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Carvalhópolis (MG)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Carvalhos (MG)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Casa Grande (MG)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Cascalho Rico (MG)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Cássia (MG)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Cataguases (MG)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Catas Altas (MG)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Catas Altas da Noruega (MG)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Catuji (MG)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Catuti (MG)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Caxambu (MG)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Cedro do Abaeté (MG)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Central de Minas (MG)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Centralina (MG)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Chácara (MG)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Chalé (MG)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Chapada do Norte (MG)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Chapada Gaúcha (MG)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Chiador (MG)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Cipotânea (MG)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Claraval (MG)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Claro dos Poções (MG)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Cláudio (MG)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Coimbra (MG)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Coluna (MG)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Comendador Gomes (MG)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Comercinho (MG)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Conceição da Aparecida (MG)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Conceição da Barra de Minas (MG)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Conceição das Alagoas (MG)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Conceição das Pedras (MG)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Conceição de Ipanema (MG)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Conceição do Mato Dentro (MG)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Conceição do Pará (MG)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Conceição do Rio Verde (MG)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Conceição dos Ouros (MG)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Cônego Marinho (MG)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Confins (MG)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Congonhal (MG)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Congonhas (MG)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Congonhas do Norte (MG)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Conquista (MG)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Conselheiro Lafaiete (MG)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Conselheiro Pena (MG)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Consolação (MG)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Contagem (MG)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Coqueiral (MG)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Coração de Jesus (MG)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Cordisburgo (MG)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Cordislândia (MG)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Corinto (MG)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Coroaci (MG)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Coromandel (MG)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Coronel Fabriciano (MG)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Coronel Murta (MG)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Coronel Pacheco (MG)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Coronel Xavier Chaves (MG)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Córrego Danta (MG)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Córrego do Bom Jesus (MG)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Córrego Fundo (MG)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Córrego Novo (MG)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Couto de Magalhães de Minas (MG)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risólita (MG)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Cristais (MG)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Cristália (MG)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Cristiano Otoni (MG)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Cristina (MG)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Crucilândia (MG)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Cruzeiro da Fortaleza (MG)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Cruzília (MG)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Cuparaque (MG)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Curral de Dentro (MG)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Curvelo (MG)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Datas (MG)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Delfim Moreira (MG)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Delfinópolis (MG)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Delta (MG)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Descoberto (MG)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Desterro de Entre Rios (MG)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Desterro do Melo (MG)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Diamantina (MG)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Diogo de Vasconcelos (MG)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Dionísio (MG)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Divinésia (MG)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Divino (MG)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Divino das Laranjeiras (MG)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Divinolândia de Minas (MG)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Divinópolis (MG)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Divisa Alegre (MG)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Divisa Nova (MG)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Divisópolis (MG)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Dom Bosco (MG)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Dom Cavati (MG)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Dom Joaquim (MG)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Dom Silvério (MG)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Dom Viçoso (MG)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Dona Euzébia (MG)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Dona Eusébia (MG)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Dores de Campos (MG)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Dores de Guanhães (MG)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Dores do Indaiá (MG)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Dores do Turvo (MG)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Doresópolis (MG)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Douradoquara (MG)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Durandé (MG)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Elói Mendes (MG)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Engenheiro Caldas (MG)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Engenheiro Navarro (MG)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Entre Folhas (MG)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Entre Rios de Minas (MG)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Ervália (MG)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Esmeraldas (MG)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Espera Feliz (MG)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Espinosa (MG)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Espírito Santo do Dourado (MG)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Estiva (MG)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Estrela Dalva (MG)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Estrela do Indaiá (MG)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Estrela do Sul (MG)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Eugenópolis (MG)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Ewbank da Câmara (MG)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Extrema (MG)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Fama (MG)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Faria Lemos (MG)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Felício dos Santos (MG)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Felisburgo (MG)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Felixlândia (MG)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Fernandes Tourinho (MG)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Ferros (MG)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Fervedouro (MG)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Florestal (MG)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Formiga (MG)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Formoso (MG)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Fortaleza de Minas (MG)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Fortuna de Minas (MG)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Francisco Badaró (MG)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Francisco Dumont (MG)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Francisco Sá (MG)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Franciscópolis (MG)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Frei Gaspar (MG)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Frei Inocêncio (MG)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Frei Lagonegro (MG)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Fronteira (MG)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Fronteira dos Vales (MG)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Fruta de Leite (MG)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Frutal (MG)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Funilândia (MG)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aliléia (MG)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ameleiras (MG)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laucilândia (MG)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Goiabeira (MG)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Goianá (MG)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Gonçalves (MG)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Gonzaga (MG)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Gouveia (MG)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Governador Valadares (MG)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Grão Mogol (MG)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Grupiara (MG)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Guanhães (MG)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Guapé (MG)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Guaraciaba (MG)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uaraciama (MG)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uaranésia (MG)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Guarani (MG)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Guarará (MG)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Guarda-Mor (MG)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Guaxupé (MG)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Guidoval (MG)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Guimarânia (MG)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Guiricema (MG)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Gurinhatã (MG)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eliodora (MG)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Iapu (MG)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Ibertioga (MG)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Ibiá (MG)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Ibiaí (MG)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Ibiracatu (MG)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Ibiraci (MG)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Ibirité (MG)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Ibitiúra de Minas (MG)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Ibituruna (MG)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Icaraí de Minas (MG)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Igarapé (MG)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Igaratinga (MG)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Iguatama (MG)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Ijaci (MG)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Ilicínea (MG)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Imbé de Minas (MG)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Inconfidentes (MG)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Indaiabira (MG)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Indianópolis (MG)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Ingaí (MG)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Inhapim (MG)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Inhaúma (MG)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Inimutaba (MG)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Ipaba (MG)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Ipanema (MG)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Ipatinga (MG)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Ipiaçu (MG)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Ipuiúna (MG)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Iraí de Minas (MG)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Itabira (MG)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Itabirinha (MG)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Itabirito (MG)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Itacambira (MG)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Itacarambi (MG)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Itaguara (MG)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Itaipé (MG)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Itajubá (MG)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Itamarandiba (MG)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Itamarati de Minas (MG)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Itambacuri (MG)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Itambé do Mato Dentro (MG)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Itamogi (MG)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Itamonte (MG)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Itanhandu (MG)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Itanhomi (MG)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Itaobim (MG)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Itapagipe (MG)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Itapecerica (MG)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Itapeva (MG)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Itatiaiuçu (MG)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Itaú de Minas (MG)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Itaúna (MG)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Itaverava (MG)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Itinga (MG)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Itueta (MG)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Ituiutaba (MG)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Itumirim (MG)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Iturama (MG)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Itutinga (MG)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Jaboticatubas (MG)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Jacinto (MG)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Jacuí (MG)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Jacutinga (MG)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Jaguaraçu (MG)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Jaíba (MG)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Jampruca (MG)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Janaúba (MG)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Januária (MG)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Japaraíba (MG)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Japonvar (MG)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Jeceaba (MG)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Jenipapo de Minas (MG)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Jequeri (MG)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Jequitaí (MG)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Jequitibá (MG)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Jequitinhonha (MG)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Jesuânia (MG)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Joaíma (MG)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Joanésia (MG)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João Monlevade (MG)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João Pinheiro (MG)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Joaquim Felício (MG)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Jordânia (MG)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José Gonçalves de Minas (MG)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José Raydan (MG)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Josenópolis (MG)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Juatuba (MG)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Juiz de Fora (MG)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Juramento (MG)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Juruaia (MG)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Juvenília (MG)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Ladainha (MG)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Lagamar (MG)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Lagoa da Prata (MG)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Lagoa dos Patos (MG)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Lagoa Dourada (MG)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Lagoa Formosa (MG)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Lagoa Grande (MG)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Lagoa Santa (MG)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Lajinha (MG)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Lambari (MG)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Lamim (MG)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Laranjal (MG)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Lassance (MG)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Lavras (MG)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Leandro Ferreira (MG)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Leme do Prado (MG)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Leopoldina (MG)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Liberdade (MG)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Lima Duarte (MG)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Limeira do Oeste (MG)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Lontra (MG)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Luisburgo (MG)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Luislândia (MG)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Luminárias (MG)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Luz (MG)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Machacalis (MG)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Machado (MG)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Madre de Deus de Minas (MG)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Malacacheta (MG)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Mamonas (MG)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Manga (MG)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Manhuaçu (MG)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Manhumirim (MG)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Mantena (MG)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Mar de Espanha (MG)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Maravilhas (MG)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Maria da Fé (MG)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Mariana (MG)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Marilac (MG)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Mário Campos (MG)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Maripá de Minas (MG)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Marliéria (MG)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Marmelópolis (MG)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Martinho Campos (MG)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Martins Soares (MG)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Mata Verde (MG)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Materlândia (MG)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Mateus Leme (MG)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Mathias Lobato (MG)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Matias Barbosa (MG)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Matias Cardoso (MG)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Matipó (MG)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Mato Verde (MG)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Matozinhos (MG)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Matutina (MG)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Medeiros (MG)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Medina (MG)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Mendes Pimentel (MG)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Mercês (MG)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Mesquita (MG)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Minas Novas (MG)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Minduri (MG)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Mirabela (MG)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Miradouro (MG)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Miraí (MG)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Miravânia (MG)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Moeda (MG)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Moema (MG)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Monjolos (MG)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Monsenhor Paulo (MG)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Montalvânia (MG)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Monte Alegre de Minas (MG)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onte Azul (MG)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Monte Belo (MG)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Monte Carmelo (MG)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Monte Formoso (MG)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Monte Santo de Minas (MG)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Monte Sião (MG)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Montes Claros (MG)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Montezuma (MG)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Morada Nova de Minas (MG)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Morro da Garça (MG)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Morro do Pilar (MG)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Munhoz (MG)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Muriaé (MG)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Mutum (MG)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Muzambinho (MG)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Nacip Raydan (MG)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Nanuque (MG)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Naque (MG)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Natalândia (MG)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Natércia (MG)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Nazareno (MG)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Nepomuceno (MG)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Ninheira (MG)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Nova Belém (MG)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Nova Era (MG)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Nova Lima (MG)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Nova Módica (MG)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Nova Ponte (MG)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Nova Porteirinha (MG)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Nova Resende (MG)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Nova Serrana (MG)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Nova União (MG)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Novo Cruzeiro (MG)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Novo Oriente de Minas (MG)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Novorizonte (MG)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Olaria (MG)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Olhos-d'Água (MG)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Olímpio Noronha (MG)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Oliveira (MG)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Oliveira Fortes (MG)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Onça de Pitangui (MG)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Oratórios (MG)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Orizânia (MG)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Ouro Branco (MG)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Ouro Fino (MG)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Ouro Preto (MG)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Ouro Verde de Minas (MG)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Padre Carvalho (MG)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Padre Paraíso (MG)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Pai Pedro (MG)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Paineiras (MG)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Pains (MG)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Paiva (MG)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Palma (MG)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Palmópolis (MG)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Papagaios (MG)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Pará de Minas (MG)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Paracatu (MG)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Paraguaçu (MG)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araisópolis (MG)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araopeba (MG)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Passa Quatro (MG)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Passa Tempo (MG)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Passa Vinte (MG)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Passabém (MG)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Passos (MG)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Patis (MG)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Patos de Minas (MG)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Patrocínio (MG)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Patrocínio do Muriaé (MG)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Paula Cândido (MG)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Paulistas (MG)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Pavão (MG)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Peçanha (MG)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Pedra Azul (MG)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Pedra Bonita (MG)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Pedra do Anta (MG)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Pedra do Indaiá (MG)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Pedra Dourada (MG)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Pedralva (MG)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Pedras de Maria da Cruz (MG)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Pedrinópolis (MG)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Pedro Leopoldo (MG)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Pedro Teixeira (MG)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Pequeri (MG)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Pequi (MG)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Perdigão (MG)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Perdizes (MG)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Perdões (MG)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Periquito (MG)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Pescador (MG)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Piau (MG)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Piedade de Caratinga (MG)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Piedade de Ponte Nova (MG)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Piedade do Rio Grande (MG)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Piedade dos Gerais (MG)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Pimenta (MG)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Pingo d'Água (MG)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intópolis (MG)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Piracema (MG)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Pirajuba (MG)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Piranga (MG)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Piranguçu (MG)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Piranguinho (MG)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Pirapetinga (MG)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Pirapora (MG)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Piraúba (MG)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Pitangui (MG)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Piumhi (MG)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Planura (MG)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Poço Fundo (MG)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Poços de Caldas (MG)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Pocrane (MG)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Pompéu (MG)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Ponte Nova (MG)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Ponto Chique (MG)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Ponto dos Volantes (MG)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Porteirinha (MG)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Porto Firme (MG)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Poté (MG)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Pouso Alegre (MG)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Pouso Alto (MG)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Prados (MG)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Prata (MG)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Pratápolis (MG)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Pratinha (MG)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Presidente Bernardes (MG)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Presidente Juscelino (MG)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Presidente Kubitschek (MG)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Presidente Olegário (MG)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Prudente de Morais (MG)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Quartel Geral (MG)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Queluzito (MG)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Raposos (MG)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Raul Soares (MG)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Recreio (MG)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Reduto (MG)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Resende Costa (MG)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Resplendor (MG)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Ressaquinha (MG)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Riachinho (MG)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Riacho dos Machados (MG)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Ribeirão das Neves (MG)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Ribeirão Vermelho (MG)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Rio Acima (MG)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Rio Casca (MG)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Rio do Prado (MG)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Rio Doce (MG)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Rio Espera (MG)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Rio Manso (MG)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Rio Novo (MG)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Rio Paranaíba (MG)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Rio Pardo de Minas (MG)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Rio Piracicaba (MG)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Rio Pomba (MG)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Rio Preto (MG)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Rio Vermelho (MG)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Ritápolis (MG)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Rochedo de Minas (MG)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Rodeiro (MG)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Romaria (MG)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Rosário da Limeira (MG)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Rubelita (MG)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Rubim (MG)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Sabará (MG)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Sabinópolis (MG)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Sacramento (MG)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Salinas (MG)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Salto da Divisa (MG)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Santa Bárbara (MG)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Santa Bárbara do Leste (MG)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Santa Bárbara do Monte Verde (MG)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Santa Bárbara do Tugúrio (MG)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Santa Cruz de Minas (MG)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Santa Cruz de Salinas (MG)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Santa Cruz do Escalvado (MG)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Santa Efigênia de Minas (MG)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Santa Fé de Minas (MG)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Santa Helena de Minas (MG)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Santa Juliana (MG)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Santa Luzia (MG)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Santa Margarida (MG)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Santa Maria de Itabira (MG)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Santa Maria do Salto (MG)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Santa Maria do Suaçuí (MG)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Santa Rita de Caldas (MG)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Santa Rita de Ibitipoca (MG)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Santa Rita de Jacutinga (MG)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Santa Rita de Minas (MG)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Santa Rita do Itueto (MG)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Santa Rita do Sapucaí (MG)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Santa Rosa da Serra (MG)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Santa Vitória (MG)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Santana da Vargem (MG)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Santana de Cataguases (MG)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Santana de Pirapama (MG)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Santana do Deserto (MG)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Santana do Garambéu (MG)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Santana do Jacaré (MG)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Santana do Manhuaçu (MG)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Santana do Paraíso (MG)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Santana do Riacho (MG)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Santana dos Montes (MG)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Santo Antônio do Amparo (MG)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Santo Antônio do Aventureiro (MG)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Santo Antônio do Grama (MG)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Santo Antônio do Itambé (MG)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Santo Antônio do Jacinto (MG)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Santo Antônio do Monte (MG)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Santo Antônio do Retiro (MG)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Santo Antônio do Rio Abaixo (MG)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Santo Hipólito (MG)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Santos Dumont (MG)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São Bento Abade (MG)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São Brás do Suaçuí (MG)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São Domingos das Dores (MG)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São Domingos do Prata (MG)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São Félix de Minas (MG)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São Francisco (MG)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São Francisco de Paula (MG)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São Francisco de Sales (MG)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São Francisco do Glória (MG)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São Geraldo (MG)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São Geraldo da Piedade (MG)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São Geraldo do Baixio (MG)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São Gonçalo do Abaeté (MG)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São Gonçalo do Pará (MG)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São Gonçalo do Rio Abaixo (MG)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São Gonçalo do Rio Preto (MG)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ão Gonçalo do Sapucaí (MG)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São Gotardo (MG)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São João Batista do Glória (MG)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São João da Lagoa (MG)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São João da Mata (MG)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São João da Ponte (MG)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São João das Missões (MG)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São João del Rei (MG)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São João do Manhuaçu (MG)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São João do Manteninha (MG)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São João do Oriente (MG)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São João do Pacuí (MG)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São João do Paraíso (MG)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São João Evangelista (MG)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São João Nepomuceno (MG)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São Joaquim de Bicas (MG)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São José da Barra (MG)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São José da Lapa (MG)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São José da Safira (MG)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São José da Varginha (MG)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São José do Alegre (MG)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São José do Divino (MG)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São José do Goiabal (MG)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São José do Jacuri (MG)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São José do Mantimento (MG)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São Lourenço (MG)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São Miguel do Anta (MG)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São Pedro da União (MG)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São Pedro do Suaçuí (MG)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São Pedro dos Ferros (MG)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São Romão (MG)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São Roque de Minas (MG)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São Sebastião da Bela Vista (MG)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São Sebastião da Vargem Alegre (MG)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São Sebastião do Anta (MG)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ão Sebastião do Maranhão (MG)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ão Sebastião do Oeste (MG)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ão Sebastião do Paraíso (MG)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São Sebastião do Rio Preto (MG)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ão Sebastião do Rio Verde (MG)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São Tiago (MG)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São Tomás de Aquino (MG)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ão Tomé das Letras (MG)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ão Thomé das Letras (MG)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São Vicente de Minas (MG)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apucaí-Mirim (MG)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Sardoá (MG)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Sarzedo (MG)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em-Peixe (MG)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enador Amaral (MG)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Senador Cortes (MG)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Senador Firmino (MG)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Senador José Bento (MG)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Senador Modestino Gonçalves (MG)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Senhora de Oliveira (MG)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enhora do Porto (MG)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enhora dos Remédios (MG)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ericita (MG)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eritinga (MG)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Serra Azul de Minas (MG)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Serra da Saudade (MG)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erra do Salitre (MG)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Serra dos Aimorés (MG)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errania (MG)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Serranópolis de Minas (MG)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erranos (MG)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erro (MG)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Sete Lagoas (MG)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Setubinha (MG)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Silveirânia (MG)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ilvianópolis (MG)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Simão Pereira (MG)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Simonésia (MG)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Sobrália (MG)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oledade de Minas (MG)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Tabuleiro (MG)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Taiobeiras (MG)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Taparuba (MG)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Tapira (MG)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Tapiraí (MG)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Taquaraçu de Minas (MG)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Tarumirim (MG)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Teixeiras (MG)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Teófilo Otoni (MG)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Timóteo (MG)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Tiradentes (MG)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Tiros (MG)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ocantins (MG)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ocos do Moji (MG)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Toledo (MG)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Tombos (MG)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Três Corações (MG)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Três Marias (MG)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Três Pontas (MG)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Tumiritinga (MG)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Tupaciguara (MG)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Turmalina (MG)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Turvolândia (MG)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Ubá (MG)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Ubaí (MG)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Ubaporanga (MG)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Uberaba (MG)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Uberlândia (MG)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Umburatiba (MG)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Unaí (MG)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União de Minas (MG)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Uruana de Minas (MG)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Urucânia (MG)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Urucuia (MG)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Vargem Alegre (MG)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Vargem Bonita (MG)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Vargem Grande do Rio Pardo (MG)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Varginha (MG)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Varjão de Minas (MG)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Várzea da Palma (MG)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Varzelândia (MG)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Vazante (MG)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Verdelândia (MG)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Veredinha (MG)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Veríssimo (MG)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Vermelho Novo (MG)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Vespasiano (MG)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Viçosa (MG)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Vieiras (MG)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Virgem da Lapa (MG)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Virgínia (MG)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Virginópolis (MG)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Virgolândia (MG)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Visconde do Rio Branco (MG)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Volta Grande (MG)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Wenceslau Braz (MG)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Afonso Cláudio (ES)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Água Doce do Norte (ES)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Águia Branca (ES)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Alegre (ES)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Alfredo Chaves (ES)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Alto Rio Novo (ES)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Anchieta (ES)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Apiacá (ES)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Aracruz (ES)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Atílio Vivacqua (ES)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Baixo Guandu (ES)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Barra de São Francisco (ES)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Boa Esperança (ES)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Bom Jesus do Norte (ES)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Brejetuba (ES)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Cachoeiro de Itapemirim (ES)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Cariacica (ES)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Castelo (ES)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Colatina (ES)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Conceição da Barra (ES)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Conceição do Castelo (ES)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Divino de São Lourenço (ES)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Domingos Martins (ES)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Dores do Rio Preto (ES)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Ecoporanga (ES)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Fundão (ES)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Governador Lindenberg (ES)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Guaçuí (ES)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Guarapari (ES)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Ibatiba (ES)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Ibiraçu (ES)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Ibitirama (ES)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Iconha (ES)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Irupi (ES)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Itaguaçu (ES)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Itapemirim (ES)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Itarana (ES)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Iúna (ES)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Jaguaré (ES)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Jerônimo Monteiro (ES)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João Neiva (ES)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Laranja da Terra (ES)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Linhares (ES)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Mantenópolis (ES)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Marataízes (ES)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Marechal Floriano (ES)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Marilândia (ES)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Mimoso do Sul (ES)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Montanha (ES)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Mucurici (ES)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Muniz Freire (ES)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Muqui (ES)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Nova Venécia (ES)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Pancas (ES)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Pedro Canário (ES)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Pinheiros (ES)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Piúma (ES)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Ponto Belo (ES)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Presidente Kennedy (ES)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Rio Bananal (ES)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io Novo do Sul (ES)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anta Leopoldina (ES)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Santa Maria de Jetibá (ES)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Santa Teresa (ES)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São Domingos do Norte (ES)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ão Gabriel da Palha (ES)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ão José do Calçado (ES)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ão Mateus (ES)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ão Roque do Canaã (ES)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erra (ES)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ooretama (ES)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Vargem Alta (ES)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Venda Nova do Imigrante (ES)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Viana (ES)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Vila Pavão (ES)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Vila Valério (ES)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Vila Velha (ES)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Vitória (ES)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Angra dos Reis (RJ)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Aperibé (RJ)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Araruama (RJ)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Areal (RJ)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Armação dos Búzios (RJ)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Arraial do Cabo (RJ)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Barra do Piraí (RJ)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Barra Mansa (RJ)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Belford Roxo (RJ)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Bom Jardim (RJ)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Bom Jesus do Itabapoana (RJ)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Cabo Frio (RJ)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Cachoeiras de Macacu (RJ)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ambuci (RJ)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Campos dos Goytacazes (RJ)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Cantagalo (RJ)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Carapebus (RJ)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Cardoso Moreira (RJ)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Carmo (RJ)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Casimiro de Abreu (RJ)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Comendador Levy Gasparian (RJ)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Conceição de Macabu (RJ)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Cordeiro (RJ)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Duas Barras (RJ)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Duque de Caxias (RJ)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Engenheiro Paulo de Frontin (RJ)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Guapimirim (RJ)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Iguaba Grande (RJ)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Itaboraí (RJ)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Itaguaí (RJ)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Italva (RJ)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Itaocara (RJ)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Itaperuna (RJ)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Itatiaia (RJ)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Japeri (RJ)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Laje do Muriaé (RJ)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Macaé (RJ)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Macuco (RJ)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Magé (RJ)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Mangaratiba (RJ)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Maricá (RJ)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Mendes (RJ)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Mesquita (RJ)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Miguel Pereira (RJ)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Miracema (RJ)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Natividade (RJ)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Nilópolis (RJ)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Niterói (RJ)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Nova Friburgo (RJ)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Nova Iguaçu (RJ)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Paracambi (RJ)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Paraíba do Sul (RJ)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Paraty (RJ)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Paty do Alferes (RJ)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Petrópolis (RJ)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Pinheiral (RJ)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Piraí (RJ)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Porciúncula (RJ)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Porto Real (RJ)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Quatis (RJ)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Queimados (RJ)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Quissamã (RJ)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Resende (RJ)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Rio Bonito (RJ)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Rio Claro (RJ)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Rio das Flores (RJ)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Rio das Ostras (RJ)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Rio de Janeiro (RJ)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Santa Maria Madalena (RJ)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Santo Antônio de Pádua (RJ)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São Fidélis (RJ)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São Francisco de Itabapoana (RJ)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São Gonçalo (RJ)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São João da Barra (RJ)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São João de Meriti (RJ)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São José de Ubá (RJ)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São José do Vale do Rio Preto (RJ)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São Pedro da Aldeia (RJ)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São Sebastião do Alto (RJ)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Sapucaia (RJ)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Saquarema (RJ)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Seropédica (RJ)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Silva Jardim (RJ)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Sumidouro (RJ)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Tanguá (RJ)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Teresópolis (RJ)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Trajano de Moraes (RJ)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Três Rios (RJ)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Valença (RJ)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Varre-Sai (RJ)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Vassouras (RJ)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Volta Redonda (RJ)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Adamantina (SP)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Adolfo (SP)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guaí (SP)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Águas da Prata (SP)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Águas de Lindóia (SP)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Águas de Santa Bárbara (SP)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Águas de São Pedro (SP)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Agudos (SP)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Alambari (SP)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Alfredo Marcondes (SP)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Altair (SP)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Altinópolis (SP)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Alto Alegre (SP)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Alumínio (SP)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Álvares Florence (SP)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Álvares Machado (SP)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Álvaro de Carvalho (SP)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Alvinlândia (SP)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Americana (SP)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Américo Brasiliense (SP)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Américo de Campos (SP)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Amparo (SP)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Analândia (SP)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Andradina (SP)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Angatuba (SP)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Anhembi (SP)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nhumas (SP)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Aparecida (SP)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Aparecida d'Oeste (SP)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Apiaí (SP)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Araçariguama (SP)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Araçatuba (SP)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Araçoiaba da Serra (SP)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Aramina (SP)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Arandu (SP)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Arapeí (SP)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Araraquara (SP)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Araras (SP)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Arco-Íris (SP)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Arealva (SP)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Areias (SP)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reiópolis (SP)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Ariranha (SP)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Artur Nogueira (SP)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Arujá (SP)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Aspásia (SP)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Assis (SP)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Atibaia (SP)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Auriflama (SP)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Avaí (SP)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Avanhandava (SP)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Avaré (SP)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Bady Bassitt (SP)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Balbinos (SP)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Bálsamo (SP)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Bananal (SP)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Barão de Antonina (SP)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Barbosa (SP)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Bariri (SP)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Barra Bonita (SP)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Barra do Chapéu (SP)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Barra do Turvo (SP)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Barretos (SP)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Barrinha (SP)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Barueri (SP)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Bastos (SP)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Batatais (SP)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Bauru (SP)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Bebedouro (SP)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Bento de Abreu (SP)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Bernardino de Campos (SP)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Bertioga (SP)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Bilac (SP)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Birigui (SP)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Biritiba Mirim (SP)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Boa Esperança do Sul (SP)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Bocaina (SP)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Bofete (SP)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Boituva (SP)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Bom Jesus dos Perdões (SP)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Bom Sucesso de Itararé (SP)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Borá (SP)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Boracéia (SP)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Borborema (SP)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Borebi (SP)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Botucatu (SP)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Bragança Paulista (SP)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Braúna (SP)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Brejo Alegre (SP)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Brodowski (SP)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Brotas (SP)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Buri (SP)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Buritama (SP)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Buritizal (SP)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Cabrália Paulista (SP)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Cabreúva (SP)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Caçapava (SP)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Cachoeira Paulista (SP)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Caconde (SP)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Cafelândia (SP)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Caiabu (SP)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Caieiras (SP)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Caiuá (SP)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Cajamar (SP)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Cajati (SP)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Cajobi (SP)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Cajuru (SP)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Campina do Monte Alegre (SP)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Campinas (SP)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Campo Limpo Paulista (SP)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Campos do Jordão (SP)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Campos Novos Paulista (SP)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Cananéia (SP)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Canas (SP)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Cândido Mota (SP)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Cândido Rodrigues (SP)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Canitar (SP)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Capão Bonito (SP)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Capela do Alto (SP)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Capivari (SP)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Caraguatatuba (SP)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Carapicuíba (SP)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Cardoso (SP)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Casa Branca (SP)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Cássia dos Coqueiros (SP)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Castilho (SP)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Catanduva (SP)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Catiguá (SP)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Cedral (SP)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Cerqueira César (SP)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Cerquilho (SP)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Cesário Lange (SP)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Charqueada (SP)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Chavantes (SP)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Clementina (SP)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Colina (SP)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Colômbia (SP)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Conchal (SP)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Conchas (SP)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Cordeirópolis (SP)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Coroados (SP)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Coronel Macedo (SP)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Corumbataí (SP)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Cosmópolis (SP)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Cosmorama (SP)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Cotia (SP)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Cravinhos (SP)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Cristais Paulista (SP)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Cruzália (SP)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Cruzeiro (SP)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Cubatão (SP)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Cunha (SP)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Descalvado (SP)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Diadema (SP)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Dirce Reis (SP)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Divinolândia (SP)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Dobrada (SP)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Dois Córregos (SP)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Dolcinópolis (SP)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Dourado (SP)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Dracena (SP)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Duartina (SP)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Dumont (SP)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Echaporã (SP)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Eldorado (SP)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Elias Fausto (SP)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Elisiário (SP)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Embaúba (SP)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Embu das Artes (SP)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Embu-Guaçu (SP)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Emilianópolis (SP)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Engenheiro Coelho (SP)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Espírito Santo do Pinhal (SP)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Espírito Santo do Turvo (SP)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Estiva Gerbi (SP)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Estrela do Norte (SP)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Estrela d'Oeste (SP)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Euclides da Cunha Paulista (SP)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Fartura (SP)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Fernando Prestes (SP)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Fernandópolis (SP)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Fernão (SP)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Ferraz de Vasconcelos (SP)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Flora Rica (SP)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Floreal (SP)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Flórida Paulista (SP)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Florínea (SP)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Franca (SP)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Francisco Morato (SP)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Franco da Rocha (SP)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Gabriel Monteiro (SP)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Gália (SP)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Garça (SP)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Gastão Vidigal (SP)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Gavião Peixoto (SP)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General Salgado (SP)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Getulina (SP)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Glicério (SP)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Guaiçara (SP)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Guaimbê (SP)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Guaíra (SP)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Guapiaçu (SP)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Guapiara (SP)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Guará (SP)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Guaraçaí (SP)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Guaraci (SP)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Guarani d'Oeste (SP)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Guarantã (SP)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Guararapes (SP)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Guararema (SP)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Guaratinguetá (SP)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Guareí (SP)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Guariba (SP)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Guarujá (SP)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Guarulhos (SP)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Guatapará (SP)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Guzolândia (SP)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Herculândia (SP)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Holambra (SP)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Hortolândia (SP)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Iacanga (SP)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Iacri (SP)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Iaras (SP)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Ibaté (SP)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Ibirá (SP)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Ibirarema (SP)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Ibitinga (SP)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Ibiúna (SP)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Icém (SP)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Iepê (SP)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Igaraçu do Tietê (SP)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Igarapava (SP)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Igaratá (SP)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Iguape (SP)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Ilha Comprida (SP)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Ilha Solteira (SP)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Ilhabela (SP)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Indaiatuba (SP)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Indiana (SP)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Indiaporã (SP)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Inúbia Paulista (SP)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Ipaussu (SP)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Iperó (SP)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Ipeúna (SP)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Ipiguá (SP)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Iporanga (SP)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Ipuã (SP)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Iracemápolis (SP)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rapuã (SP)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Irapuru (SP)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Itaberá (SP)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Itaí (SP)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Itajobi (SP)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Itaju (SP)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Itanhaém (SP)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Itaoca (SP)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Itapecerica da Serra (SP)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Itapetininga (SP)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Itapeva (SP)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Itapevi (SP)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Itapira (SP)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Itapirapuã Paulista (SP)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Itápolis (SP)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Itaporanga (SP)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Itapuí (SP)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Itapura (SP)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Itaquaquecetuba (SP)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Itararé (SP)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Itariri (SP)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Itatiba (SP)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Itatinga (SP)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Itirapina (SP)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Itirapuã (SP)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Itobi (SP)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Itu (SP)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Itupeva (SP)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Ituverava (SP)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Jaborandi (SP)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Jaboticabal (SP)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Jacareí (SP)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Jaci (SP)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Jacupiranga (SP)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Jaguariúna (SP)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Jales (SP)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Jambeiro (SP)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Jandira (SP)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Jardinópolis (SP)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Jarinu (SP)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Jaú (SP)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Jeriquara (SP)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Joanópolis (SP)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João Ramalho (SP)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José Bonifácio (SP)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Júlio Mesquita (SP)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Jumirim (SP)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Jundiaí (SP)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Junqueirópolis (SP)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Juquiá (SP)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Juquitiba (SP)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Lagoinha (SP)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Laranjal Paulista (SP)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Lavínia (SP)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Lavrinhas (SP)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Leme (SP)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Lençóis Paulista (SP)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Limeira (SP)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Lindóia (SP)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Lins (SP)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Lorena (SP)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Lourdes (SP)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Louveira (SP)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Lucélia (SP)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Lucianópolis (SP)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Luís Antônio (SP)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Luiziânia (SP)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Lupércio (SP)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Lutécia (SP)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Macatuba (SP)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Macaubal (SP)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Macedônia (SP)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Magda (SP)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Mairinque (SP)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Mairiporã (SP)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Manduri (SP)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Marabá Paulista (SP)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Maracaí (SP)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Marapoama (SP)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Mariápolis (SP)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Marília (SP)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Marinópolis (SP)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Martinópolis (SP)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Matão (SP)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Mauá (SP)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Mendonça (SP)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Meridiano (SP)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Mesópolis (SP)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Miguelópolis (SP)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Mineiros do Tietê (SP)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Mira Estrela (SP)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Miracatu (SP)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Mirandópolis (SP)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Mirante do Paranapanema (SP)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Mirassol (SP)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Mirassolândia (SP)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Mococa (SP)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Mogi das Cruzes (SP)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Mogi Guaçu (SP)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Mogi Mirim (SP)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Mombuca (SP)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Monções (SP)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Mongaguá (SP)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Monte Alegre do Sul (SP)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Monte Alto (SP)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Monte Aprazível (SP)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Monte Azul Paulista (SP)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Monte Castelo (SP)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Monte Mor (SP)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Monteiro Lobato (SP)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Morro Agudo (SP)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Morungaba (SP)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Motuca (SP)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Murutinga do Sul (SP)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Nantes (SP)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Narandiba (SP)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Natividade da Serra (SP)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Nazaré Paulista (SP)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Neves Paulista (SP)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Nhandeara (SP)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Nipoã (SP)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Nova Aliança (SP)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Nova Campina (SP)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Nova Canaã Paulista (SP)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Nova Castilho (SP)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Nova Europa (SP)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Nova Granada (SP)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Nova Guataporanga (SP)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Nova Independência (SP)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Nova Luzitânia (SP)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Nova Odessa (SP)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Novais (SP)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Novo Horizonte (SP)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Nuporanga (SP)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Ocauçu (SP)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Óleo (SP)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Olímpia (SP)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Onda Verde (SP)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Oriente (SP)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Orindiúva (SP)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Orlândia (SP)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Osasco (SP)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Oscar Bressane (SP)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Osvaldo Cruz (SP)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Ourinhos (SP)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Ouro Verde (SP)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Ouroeste (SP)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Pacaembu (SP)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Palestina (SP)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Palmares Paulista (SP)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Palmeira d'Oeste (SP)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Palmital (SP)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Panorama (SP)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Paraguaçu Paulista (SP)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Paraibuna (SP)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Paraíso (SP)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Paranapanema (SP)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Paranapuã (SP)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Parapuã (SP)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Pardinho (SP)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Pariquera-Açu (SP)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Parisi (SP)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Patrocínio Paulista (SP)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Paulicéia (SP)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Paulínia (SP)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Paulistânia (SP)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Paulo de Faria (SP)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Pederneiras (SP)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Pedra Bela (SP)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Pedranópolis (SP)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edregulho (SP)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Pedreira (SP)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Pedrinhas Paulista (SP)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Pedro de Toledo (SP)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Penápolis (SP)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Pereira Barreto (SP)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Pereiras (SP)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Peruíbe (SP)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Piacatu (SP)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Piedade (SP)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Pilar do Sul (SP)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Pindamonhangaba (SP)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Pindorama (SP)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Pinhalzinho (SP)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Piquerobi (SP)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Piquete (SP)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Piracaia (SP)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Piracicaba (SP)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Piraju (SP)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Pirajuí (SP)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Pirangi (SP)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Pirapora do Bom Jesus (SP)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Pirapozinho (SP)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Pirassununga (SP)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Piratininga (SP)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Pitangueiras (SP)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Planalto (SP)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Platina (SP)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Poá (SP)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Poloni (SP)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Pompéia (SP)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Pongaí (SP)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Pontal (SP)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Pontalinda (SP)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Pontes Gestal (SP)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Populina (SP)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Porangaba (SP)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Porto Feliz (SP)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Porto Ferreira (SP)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Potim (SP)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Potirendaba (SP)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Pracinha (SP)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Pradópolis (SP)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Praia Grande (SP)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Pratânia (SP)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Presidente Alves (SP)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Presidente Bernardes (SP)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Presidente Epitácio (SP)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Presidente Prudente (SP)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Presidente Venceslau (SP)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Promissão (SP)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Quadra (SP)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Quatá (SP)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Queiroz (SP)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Queluz (SP)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Quintana (SP)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Rafard (SP)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Rancharia (SP)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Redenção da Serra (SP)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Regente Feijó (SP)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Reginópolis (SP)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Registro (SP)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Restinga (SP)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Ribeira (SP)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Ribeirão Bonito (SP)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Ribeirão Branco (SP)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Ribeirão Corrente (SP)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Ribeirão do Sul (SP)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Ribeirão dos Índios (SP)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Ribeirão Grande (SP)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Ribeirão Pires (SP)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Ribeirão Preto (SP)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Rifaina (SP)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Rincão (SP)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Rinópolis (SP)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Rio Claro (SP)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Rio das Pedras (SP)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Rio Grande da Serra (SP)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Riolândia (SP)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Riversul (SP)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Rosana (SP)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Roseira (SP)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Rubiácea (SP)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Rubinéia (SP)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Sabino (SP)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Sagres (SP)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Sales (SP)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Sales Oliveira (SP)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Salesópolis (SP)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Salmourão (SP)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Saltinho (SP)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Salto (SP)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Salto de Pirapora (SP)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Salto Grande (SP)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Sandovalina (SP)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Santa Adélia (SP)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Santa Albertina (SP)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Santa Bárbara d'Oeste (SP)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Santa Branca (SP)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Santa Clara d'Oeste (SP)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Santa Cruz da Conceição (SP)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Santa Cruz da Esperança (SP)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Santa Cruz das Palmeiras (SP)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Santa Cruz do Rio Pardo (SP)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Santa Ernestina (SP)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Santa Fé do Sul (SP)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Santa Gertrudes (SP)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Santa Isabel (SP)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Santa Lúcia (SP)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Santa Maria da Serra (SP)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Santa Mercedes (SP)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Santa Rita do Passa Quatro (SP)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Santa Rita d'Oeste (SP)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Santa Rosa de Viterbo (SP)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Santa Salete (SP)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Santana da Ponte Pensa (SP)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Santana de Parnaíba (SP)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Santo Anastácio (SP)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Santo André (SP)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Santo Antônio da Alegria (SP)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Santo Antônio de Posse (SP)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Santo Antônio do Aracanguá (SP)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Santo Antônio do Jardim (SP)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Santo Antônio do Pinhal (SP)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Santo Expedito (SP)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Santópolis do Aguapeí (SP)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Santos (SP)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ão Bento do Sapucaí (SP)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São Bernardo do Campo (SP)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São Caetano do Sul (SP)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São Carlos (SP)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São Francisco (SP)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São João da Boa Vista (SP)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São João das Duas Pontes (SP)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São João de Iracema (SP)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São João do Pau d'Alho (SP)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São Joaquim da Barra (SP)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São José da Bela Vista (SP)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São José do Barreiro (SP)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São José do Rio Pardo (SP)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São José do Rio Preto (SP)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São José dos Campos (SP)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São Lourenço da Serra (SP)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São Luiz do Paraitinga (SP)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São Manuel (SP)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São Miguel Arcanjo (SP)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São Paulo (SP)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São Pedro (SP)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São Pedro do Turvo (SP)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São Roque (SP)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São Sebastião (SP)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São Sebastião da Grama (SP)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São Simão (SP)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São Vicente (SP)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Sarapuí (SP)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Sarutaiá (SP)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Sebastianópolis do Sul (SP)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Serra Azul (SP)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Serra Negra (SP)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Serrana (SP)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Sertãozinho (SP)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Sete Barras (SP)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Severínia (SP)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Silveiras (SP)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Socorro (SP)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Sorocaba (SP)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Sud Mennucci (SP)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Sumaré (SP)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Suzanápolis (SP)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Suzano (SP)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Tabapuã (SP)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Tabatinga (SP)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Taboão da Serra (SP)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Taciba (SP)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Taguaí (SP)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Taiaçu (SP)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Taiúva (SP)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Tambaú (SP)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Tanabi (SP)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Tapiraí (SP)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Tapiratiba (SP)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Taquaral (SP)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Taquaritinga (SP)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Taquarituba (SP)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Taquarivaí (SP)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Tarabai (SP)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Tarumã (SP)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Tatuí (SP)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Taubaté (SP)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Tejupá (SP)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Teodoro Sampaio (SP)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Terra Roxa (SP)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Tietê (SP)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Timburi (SP)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Torre de Pedra (SP)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Torrinha (SP)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Trabiju (SP)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Tremembé (SP)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Três Fronteiras (SP)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Tuiuti (SP)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Tupã (SP)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Tupi Paulista (SP)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Turiúba (SP)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Turmalina (SP)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Ubarana (SP)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Ubatuba (SP)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Ubirajara (SP)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Uchoa (SP)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União Paulista (SP)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Urânia (SP)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Uru (SP)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Urupês (SP)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Valentim Gentil (SP)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Valinhos (SP)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Valparaíso (SP)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Vargem (SP)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Vargem Grande do Sul (SP)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Vargem Grande Paulista (SP)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Várzea Paulista (SP)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Vera Cruz (SP)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inhedo (SP)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Viradouro (SP)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Vista Alegre do Alto (SP)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Vitória Brasil (SP)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Votorantim (SP)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Votuporanga (SP)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Zacarias (SP)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Abatiá (PR)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Adrianópolis (PR)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Agudos do Sul (PR)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Almirante Tamandaré (PR)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Altamira do Paraná (PR)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Alto Paraíso (PR)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Alto Paraná (PR)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Alto Piquiri (PR)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Altônia (PR)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Alvorada do Sul (PR)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Amaporã (PR)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Ampére (PR)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Anahy (PR)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Andirá (PR)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Ângulo (PR)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Antonina (PR)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Antônio Olinto (PR)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Apucarana (PR)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Arapongas (PR)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Arapoti (PR)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Arapuã (PR)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Araruna (PR)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Araucária (PR)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Ariranha do Ivaí (PR)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Assaí (PR)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Assis Chateaubriand (PR)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Astorga (PR)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Atalaia (PR)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Balsa Nova (PR)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Bandeirantes (PR)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Barbosa Ferraz (PR)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Barra do Jacaré (PR)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Barracão (PR)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Bela Vista da Caroba (PR)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Bela Vista do Paraíso (PR)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Bituruna (PR)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Boa Esperança (PR)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Boa Esperança do Iguaçu (PR)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Boa Ventura de São Roque (PR)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Boa Vista da Aparecida (PR)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Bocaiúva do Sul (PR)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Bom Jesus do Sul (PR)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Bom Sucesso (PR)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Bom Sucesso do Sul (PR)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Borrazópolis (PR)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Braganey (PR)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Brasilândia do Sul (PR)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Cafeara (PR)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Cafelândia (PR)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Cafezal do Sul (PR)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Califórnia (PR)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Cambará (PR)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Cambé (PR)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Cambira (PR)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Campina da Lagoa (PR)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Campina do Simão (PR)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Campina Grande do Sul (PR)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Campo Bonito (PR)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Campo do Tenente (PR)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Campo Largo (PR)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Campo Magro (PR)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Campo Mourão (PR)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Cândido de Abreu (PR)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Candói (PR)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Cantagalo (PR)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Capanema (PR)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Capitão Leônidas Marques (PR)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Carambeí (PR)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Carlópolis (PR)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Cascavel (PR)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Castro (PR)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Catanduvas (PR)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Centenário do Sul (PR)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Cerro Azul (PR)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Céu Azul (PR)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Chopinzinho (PR)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Cianorte (PR)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Cidade Gaúcha (PR)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Clevelândia (PR)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Colombo (PR)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Colorado (PR)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Congonhinhas (PR)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Conselheiro Mairinck (PR)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Contenda (PR)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Corbélia (PR)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Cornélio Procópio (PR)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Coronel Domingos Soares (PR)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oronel Vivida (PR)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Corumbataí do Sul (PR)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Cruz Machado (PR)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Cruzeiro do Iguaçu (PR)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Cruzeiro do Oeste (PR)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Cruzeiro do Sul (PR)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Cruzmaltina (PR)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Curitiba (PR)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Curiúva (PR)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Diamante do Norte (PR)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Diamante do Sul (PR)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Diamante D'Oeste (PR)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Dois Vizinhos (PR)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Douradina (PR)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Doutor Camargo (PR)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Doutor Ulysses (PR)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Enéas Marques (PR)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Engenheiro Beltrão (PR)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Entre Rios do Oeste (PR)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Esperança Nova (PR)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Espigão Alto do Iguaçu (PR)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Farol (PR)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Faxinal (PR)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Fazenda Rio Grande (PR)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Fênix (PR)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Fernandes Pinheiro (PR)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Figueira (PR)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Flor da Serra do Sul (PR)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Floraí (PR)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Floresta (PR)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Florestópolis (PR)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Flórida (PR)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Formosa do Oeste (PR)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Foz do Iguaçu (PR)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Foz do Jordão (PR)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Francisco Alves (PR)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Francisco Beltrão (PR)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General Carneiro (PR)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Godoy Moreira (PR)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Goioerê (PR)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Goioxim (PR)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Grandes Rios (PR)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Guaíra (PR)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Guairaçá (PR)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Guamiranga (PR)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Guapirama (PR)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Guaporema (PR)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Guaraci (PR)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Guaraniaçu (PR)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Guarapuava (PR)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Guaraqueçaba (PR)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Guaratuba (PR)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Honório Serpa (PR)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Ibaiti (PR)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Ibema (PR)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Ibiporã (PR)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Icaraíma (PR)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Iguaraçu (PR)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Iguatu (PR)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Imbaú (PR)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Imbituva (PR)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Inácio Martins (PR)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Inajá (PR)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Indianópolis (PR)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Ipiranga (PR)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Iporã (PR)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Iracema do Oeste (PR)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Irati (PR)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Iretama (PR)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Itaguajé (PR)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Itaipulândia (PR)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Itambaracá (PR)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Itambé (PR)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Itapejara d'Oeste (PR)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Itaperuçu (PR)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Itaúna do Sul (PR)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Ivaí (PR)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Ivaiporã (PR)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Ivaté (PR)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Ivatuba (PR)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Jaboti (PR)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Jacarezinho (PR)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Jaguapitã (PR)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Jaguariaíva (PR)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Jandaia do Sul (PR)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Janiópolis (PR)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Japira (PR)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Japurá (PR)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Jardim Alegre (PR)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Jardim Olinda (PR)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Jataizinho (PR)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Jesuítas (PR)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Joaquim Távora (PR)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Jundiaí do Sul (PR)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Juranda (PR)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Jussara (PR)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Kaloré (PR)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Lapa (PR)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Laranjal (PR)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Laranjeiras do Sul (PR)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Leópolis (PR)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Lidianópolis (PR)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Lindoeste (PR)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Loanda (PR)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Lobato (PR)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Londrina (PR)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Luiziana (PR)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Lunardelli (PR)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Lupionópolis (PR)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Mallet (PR)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Mamborê (PR)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Mandaguaçu (PR)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Mandaguari (PR)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Mandirituba (PR)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Manfrinópolis (PR)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Mangueirinha (PR)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Manoel Ribas (PR)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Marechal Cândido Rondon (PR)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Maria Helena (PR)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Marialva (PR)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Marilândia do Sul (PR)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Marilena (PR)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Mariluz (PR)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Maringá (PR)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Mariópolis (PR)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Maripá (PR)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Marmeleiro (PR)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Marquinho (PR)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Marumbi (PR)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Matelândia (PR)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Matinhos (PR)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Mato Rico (PR)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Mauá da Serra (PR)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Medianeira (PR)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Mercedes (PR)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Mirador (PR)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Miraselva (PR)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Missal (PR)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Moreira Sales (PR)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Morretes (PR)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Munhoz de Melo (PR)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Nossa Senhora das Graças (PR)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Nova Aliança do Ivaí (PR)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Nova América da Colina (PR)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Nova Aurora (PR)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Nova Cantu (PR)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Nova Esperança (PR)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Nova Esperança do Sudoeste (PR)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Nova Fátima (PR)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Nova Laranjeiras (PR)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Nova Londrina (PR)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Nova Olímpia (PR)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Nova Prata do Iguaçu (PR)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Nova Santa Bárbara (PR)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Nova Santa Rosa (PR)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Nova Tebas (PR)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Novo Itacolomi (PR)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Ortigueira (PR)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Ourizona (PR)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Ouro Verde do Oeste (PR)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Paiçandu (PR)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Palmas (PR)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Palmeira (PR)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Palmital (PR)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Palotina (PR)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Paraíso do Norte (PR)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Paranacity (PR)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Paranaguá (PR)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Paranapoema (PR)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Paranavaí (PR)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Pato Bragado (PR)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Pato Branco (PR)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Paula Freitas (PR)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Paulo Frontin (PR)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Peabiru (PR)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Perobal (PR)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Pérola (PR)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Pérola d'Oeste (PR)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Piên (PR)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Pinhais (PR)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Pinhal de São Bento (PR)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Pinhalão (PR)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Pinhão (PR)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Piraí do Sul (PR)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Piraquara (PR)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Pitanga (PR)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Pitangueiras (PR)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Planaltina do Paraná (PR)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Planalto (PR)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Ponta Grossa (PR)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Pontal do Paraná (PR)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Porecatu (PR)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Porto Amazonas (PR)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Porto Barreiro (PR)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Porto Rico (PR)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Porto Vitória (PR)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Prado Ferreira (PR)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Pranchita (PR)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Presidente Castelo Branco (PR)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Primeiro de Maio (PR)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Prudentópolis (PR)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Quarto Centenário (PR)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Quatiguá (PR)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Quatro Barras (PR)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Quatro Pontes (PR)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Quedas do Iguaçu (PR)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Querência do Norte (PR)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Quinta do Sol (PR)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Quitandinha (PR)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Ramilândia (PR)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Rancho Alegre (PR)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Rancho Alegre D'Oeste (PR)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Realeza (PR)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Rebouças (PR)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Renascença (PR)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Reserva (PR)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Reserva do Iguaçu (PR)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Ribeirão Claro (PR)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Ribeirão do Pinhal (PR)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Rio Azul (PR)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Rio Bom (PR)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Rio Bonito do Iguaçu (PR)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Rio Branco do Ivaí (PR)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Rio Branco do Sul (PR)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Rio Negro (PR)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Rolândia (PR)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Roncador (PR)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Rondon (PR)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Rosário do Ivaí (PR)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Sabáudia (PR)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Salgado Filho (PR)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Salto do Itararé (PR)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Salto do Lontra (PR)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Santa Amélia (PR)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Santa Cecília do Pavão (PR)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Santa Cruz de Monte Castelo (PR)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Santa Fé (PR)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Santa Helena (PR)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Santa Inês (PR)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Santa Isabel do Ivaí (PR)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Santa Izabel do Oeste (PR)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Santa Lúcia (PR)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Santa Maria do Oeste (PR)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Santa Mariana (PR)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Santa Mônica (PR)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Santa Tereza do Oeste (PR)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Santa Terezinha de Itaipu (PR)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Santana do Itararé (PR)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Santo Antônio da Platina (PR)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Santo Antônio do Caiuá (PR)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Santo Antônio do Paraíso (PR)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Santo Antônio do Sudoeste (PR)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Santo Inácio (PR)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São Carlos do Ivaí (PR)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São Jerônimo da Serra (PR)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São João (PR)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São João do Caiuá (PR)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São João do Ivaí (PR)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São João do Triunfo (PR)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São Jorge do Ivaí (PR)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São Jorge do Patrocínio (PR)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São Jorge d'Oeste (PR)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São José da Boa Vista (PR)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São José das Palmeiras (PR)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São José dos Pinhais (PR)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São Manoel do Paraná (PR)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São Mateus do Sul (PR)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São Miguel do Iguaçu (PR)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São Pedro do Iguaçu (PR)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São Pedro do Ivaí (PR)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São Pedro do Paraná (PR)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São Sebastião da Amoreira (PR)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São Tomé (PR)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Sapopema (PR)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Sarandi (PR)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Saudade do Iguaçu (PR)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Sengés (PR)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Serranópolis do Iguaçu (PR)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Sertaneja (PR)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Sertanópolis (PR)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Siqueira Campos (PR)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Sulina (PR)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Tamarana (PR)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Tamboara (PR)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Tapejara (PR)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Tapira (PR)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Teixeira Soares (PR)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Telêmaco Borba (PR)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Terra Boa (PR)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Terra Rica (PR)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Terra Roxa (PR)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Tibagi (PR)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Tijucas do Sul (PR)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Toledo (PR)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Tomazina (PR)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Três Barras do Paraná (PR)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Tunas do Paraná (PR)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Tuneiras do Oeste (PR)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Tupãssi (PR)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Turvo (PR)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Ubiratã (PR)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Umuarama (PR)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União da Vitória (PR)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Uniflor (PR)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Uraí (PR)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Ventania (PR)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Vera Cruz do Oeste (PR)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Verê (PR)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Virmond (PR)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Vitorino (PR)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Wenceslau Braz (PR)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Xambrê (PR)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Abdon Batista (SC)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Abelardo Luz (SC)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Agrolândia (SC)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Agronômica (SC)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Água Doce (SC)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Águas de Chapecó (SC)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Águas Frias (SC)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Águas Mornas (SC)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Alfredo Wagner (SC)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Alto Bela Vista (SC)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Anchieta (SC)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Angelina (SC)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Anita Garibaldi (SC)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Anitápolis (SC)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Antônio Carlos (SC)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Apiúna (SC)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Arabutã (SC)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Araquari (SC)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Araranguá (SC)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Armazém (SC)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Arroio Trinta (SC)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Arvoredo (SC)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Ascurra (SC)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Atalanta (SC)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Aurora (SC)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Balneário Arroio do Silva (SC)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Balneário Barra do Sul (SC)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Balneário Camboriú (SC)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Balneário Gaivota (SC)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Balneário Piçarras (SC)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Balneário Rincão (SC)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Bandeirante (SC)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Barra Bonita (SC)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Barra Velha (SC)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Bela Vista do Toldo (SC)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Belmonte (SC)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Benedito Novo (SC)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Biguaçu (SC)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Blumenau (SC)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Bocaina do Sul (SC)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Bom Jardim da Serra (SC)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Bom Jesus (SC)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Bom Jesus do Oeste (SC)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Bom Retiro (SC)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Bombinhas (SC)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Botuverá (SC)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Braço do Norte (SC)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Braço do Trombudo (SC)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Brunópolis (SC)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Brusque (SC)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Caçador (SC)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Caibi (SC)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Calmon (SC)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Camboriú (SC)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Campo Alegre (SC)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Campo Belo do Sul (SC)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Campo Erê (SC)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Campos Novos (SC)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Canelinha (SC)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Canoinhas (SC)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Capão Alto (SC)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Capinzal (SC)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Capivari de Baixo (SC)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Catanduvas (SC)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Caxambu do Sul (SC)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Celso Ramos (SC)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Cerro Negro (SC)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Chapadão do Lageado (SC)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Chapecó (SC)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Cocal do Sul (SC)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Concórdia (SC)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Cordilheira Alta (SC)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Coronel Freitas (SC)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Coronel Martins (SC)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Correia Pinto (SC)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Corupá (SC)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Criciúma (SC)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Cunha Porã (SC)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Cunhataí (SC)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Curitibanos (SC)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Descanso (SC)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Dionísio Cerqueira (SC)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Dona Emma (SC)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outor Pedrinho (SC)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Entre Rios (SC)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Ermo (SC)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Erval Velho (SC)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Faxinal dos Guedes (SC)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Flor do Sertão (SC)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Florianópolis (SC)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Formosa do Sul (SC)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Forquilhinha (SC)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Fraiburgo (SC)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Frei Rogério (SC)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Galvão (SC)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Garopaba (SC)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Garuva (SC)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Gaspar (SC)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Governador Celso Ramos (SC)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Grão Pará (SC)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Gravatal (SC)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Guabiruba (SC)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Guaraciaba (SC)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Guaramirim (SC)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Guarujá do Sul (SC)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Guatambú (SC)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Herval d'Oeste (SC)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Ibiam (SC)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Ibicaré (SC)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Ibirama (SC)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Içara (SC)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Ilhota (SC)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Imaruí (SC)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Imbituba (SC)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Imbuia (SC)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Indaial (SC)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Iomerê (SC)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Ipira (SC)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Iporã do Oeste (SC)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Ipuaçu (SC)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Ipumirim (SC)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Iraceminha (SC)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Irani (SC)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Irati (SC)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Irineópolis (SC)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Itá (SC)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Itaiópolis (SC)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Itajaí (SC)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Itapema (SC)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Itapiranga (SC)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Itapoá (SC)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Ituporanga (SC)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Jaborá (SC)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Jacinto Machado (SC)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Jaguaruna (SC)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Jaraguá do Sul (SC)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Jardinópolis (SC)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Joaçaba (SC)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Joinville (SC)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José Boiteux (SC)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Jupiá (SC)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Lacerdópolis (SC)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Lages (SC)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Laguna (SC)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Lajeado Grande (SC)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Laurentino (SC)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Lauro Müller (SC)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Lebon Régis (SC)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Leoberto Leal (SC)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Lindóia do Sul (SC)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Lontras (SC)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Luiz Alves (SC)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Luzerna (SC)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Macieira (SC)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Mafra (SC)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Major Gercino (SC)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Major Vieira (SC)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Maracajá (SC)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Maravilha (SC)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Marema (SC)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Massaranduba (SC)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Matos Costa (SC)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Meleiro (SC)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Mirim Doce (SC)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Modelo (SC)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Mondaí (SC)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Monte Carlo (SC)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Monte Castelo (SC)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Morro da Fumaça (SC)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Morro Grande (SC)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Navegantes (SC)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Nova Erechim (SC)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Nova Itaberaba (SC)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Nova Trento (SC)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Nova Veneza (SC)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Novo Horizonte (SC)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Orleans (SC)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Otacílio Costa (SC)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Ouro (SC)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Ouro Verde (SC)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Paial (SC)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Painel (SC)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Palhoça (SC)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Palma Sola (SC)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Palmeira (SC)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Palmitos (SC)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Papanduva (SC)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Paraíso (SC)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Passo de Torres (SC)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Passos Maia (SC)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Paulo Lopes (SC)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Pedras Grandes (SC)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Penha (SC)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Peritiba (SC)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Pescaria Brava (SC)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Petrolândia (SC)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Pinhalzinho (SC)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Pinheiro Preto (SC)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Piratuba (SC)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Planalto Alegre (SC)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Pomerode (SC)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Ponte Alta (SC)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Ponte Alta do Norte (SC)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Ponte Serrada (SC)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orto Belo (SC)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Porto União (SC)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Pouso Redondo (SC)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Praia Grande (SC)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Presidente Castello Branco (SC)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Presidente Getúlio (SC)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Presidente Nereu (SC)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Princesa (SC)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Quilombo (SC)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Rancho Queimado (SC)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Rio das Antas (SC)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Rio do Campo (SC)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Rio do Oeste (SC)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string" calcext:value-type="string">
            <text:p>Rio do Sul (SC)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Rio dos Cedros (SC)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Rio Fortuna (SC)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Rio Negrinho (SC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Rio Rufino (SC)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Riqueza (SC)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Rodeio (SC)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Romelândia (SC)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Salete (SC)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Saltinho (SC)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Salto Veloso (SC)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Sangão (SC)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Santa Cecília (SC)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Santa Helena (SC)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Santa Rosa de Lima (SC)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Santa Rosa do Sul (SC)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Santa Terezinha (SC)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Santa Terezinha do Progresso (SC)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Santiago do Sul (SC)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Santo Amaro da Imperatriz (SC)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São Bento do Sul (SC)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São Bernardino (SC)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São Bonifácio (SC)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São Carlos (SC)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São Cristóvão do Sul (SC)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São Domingos (SC)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São Francisco do Sul (SC)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São João Batista (SC)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São João do Itaperiú (SC)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São João do Oeste (SC)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São João do Sul (SC)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São Joaquim (SC)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São José (SC)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São José do Cedro (SC)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São José do Cerrito (SC)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São Lourenço do Oeste (SC)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São Ludgero (SC)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São Martinho (SC)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São Miguel da Boa Vista (SC)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São Miguel do Oeste (SC)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São Pedro de Alcântara (SC)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Saudades (SC)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Schroeder (SC)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Seara (SC)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Serra Alta (SC)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Siderópolis (SC)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Sombrio (SC)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Sul Brasil (SC)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Taió (SC)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angará (SC)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Tigrinhos (SC)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Tijucas (SC)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Timbé do Sul (SC)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Timbó (SC)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Timbó Grande (SC)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Três Barras (SC)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Treviso (SC)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Treze de Maio (SC)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Treze Tílias (SC)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Trombudo Central (SC)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Tubarão (SC)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Tunápolis (SC)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Turvo (SC)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União do Oeste (SC)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Urubici (SC)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string" calcext:value-type="string">
            <text:p>Urupema (SC)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Urussanga (SC)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Vargeão (SC)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Vargem (SC)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Vargem Bonita (SC)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Vidal Ramos (SC)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Videira (SC)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Vitor Meireles (SC)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Witmarsum (SC)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Xanxerê (SC)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string" calcext:value-type="string">
            <text:p>Xavantina (SC)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Xaxim (SC)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Zortéa (SC)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Aceguá (RS)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Água Santa (RS)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Agudo (RS)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Ajuricaba (RS)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Alecrim (RS)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Alegrete (RS)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Alegria (RS)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Almirante Tamandaré do Sul (RS)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Alpestre (RS)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Alto Alegre (RS)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Alto Feliz (RS)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Alvorada (RS)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Amaral Ferrador (RS)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Ametista do Sul (RS)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André da Rocha (RS)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Anta Gorda (RS)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Antônio Prado (RS)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Arambaré (RS)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Araricá (RS)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Aratiba (RS)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Arroio do Meio (RS)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Arroio do Padre (RS)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Arroio do Sal (RS)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Arroio do Tigre (RS)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Arroio dos Ratos (RS)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Arroio Grande (RS)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Arvorezinha (RS)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Augusto Pestana (RS)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Áurea (RS)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Bagé (RS)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Balneário Pinhal (RS)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Barão (RS)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Barão de Cotegipe (RS)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Barão do Triunfo (RS)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Barra do Guarita (RS)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Barra do Quaraí (RS)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Barra do Ribeiro (RS)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Barra do Rio Azul (RS)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Barra Funda (RS)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Barracão (RS)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Barros Cassal (RS)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Benjamin Constant do Sul (RS)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Bento Gonçalves (RS)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Boa Vista das Missões (RS)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Boa Vista do Buricá (RS)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Boa Vista do Cadeado (RS)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Boa Vista do Incra (RS)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Boa Vista do Sul (RS)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Bom Jesus (RS)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Bom Princípio (RS)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Bom Progresso (RS)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Bom Retiro do Sul (RS)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Boqueirão do Leão (RS)</text:p>
          </table:table-cell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Bossoroca (RS)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Bozano (RS)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Braga (RS)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Brochier (RS)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Butiá (RS)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Caçapava do Sul (RS)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Cacequi (RS)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Cachoeira do Sul (RS)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Cachoeirinha (RS)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Cacique Doble (RS)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Caibaté (RS)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Caiçara (RS)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Camaquã (RS)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Camargo (RS)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Cambará do Sul (RS)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Campestre da Serra (RS)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Campina das Missões (RS)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Campinas do Sul (RS)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Campo Bom (RS)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Campo Novo (RS)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Campos Borges (RS)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Candelária (RS)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Cândido Godói (RS)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Candiota (RS)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Canela (RS)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Canguçu (RS)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Canoas (RS)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Canudos do Vale (RS)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string" calcext:value-type="string">
            <text:p>Capão Bonito do Sul (RS)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Capão da Canoa (RS)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Capão do Cipó (RS)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Capão do Leão (RS)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Capela de Santana (RS)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Capitão (RS)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string" calcext:value-type="string">
            <text:p>Capivari do Sul (RS)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Caraá (RS)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Carazinho (RS)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Carlos Barbosa (RS)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Carlos Gomes (RS)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Casca (RS)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Caseiros (RS)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Catuípe (RS)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Caxias do Sul (RS)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Centenário (RS)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Cerrito (RS)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Cerro Branco (RS)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Cerro Grande (RS)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Cerro Grande do Sul (RS)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Cerro Largo (RS)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Chapada (RS)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Charqueadas (RS)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Charrua (RS)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Chiapetta (RS)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Chuí (RS)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Chuvisca (RS)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Cidreira (RS)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Ciríaco (RS)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Colinas (RS)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Colorado (RS)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Condor (RS)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Constantina (RS)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Coqueiro Baixo (RS)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Coqueiros do Sul (RS)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Coronel Barros (RS)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Coronel Bicaco (RS)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Coronel Pilar (RS)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Cotiporã (RS)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Coxilha (RS)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Crissiumal (RS)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Cristal (RS)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Cristal do Sul (RS)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Cruz Alta (RS)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Cruzaltense (RS)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Cruzeiro do Sul (RS)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David Canabarro (RS)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Derrubadas (RS)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Dezesseis de Novembro (RS)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string" calcext:value-type="string">
            <text:p>Dilermando de Aguiar (RS)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Dois Irmãos (RS)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Dois Irmãos das Missões (RS)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Dois Lajeados (RS)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Dom Feliciano (RS)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Dom Pedrito (RS)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Dom Pedro de Alcântara (RS)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Dona Francisca (RS)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Doutor Maurício Cardoso (RS)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Doutor Ricardo (RS)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Eldorado do Sul (RS)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Encantado (RS)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Encruzilhada do Sul (RS)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Engenho Velho (RS)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Entre Rios do Sul (RS)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Entre-Ijuís (RS)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Erebango (RS)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Erechim (RS)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Ernestina (RS)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Erval Grande (RS)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Erval Seco (RS)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Esmeralda (RS)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Esperança do Sul (RS)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Espumoso (RS)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Estação (RS)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Estância Velha (RS)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Esteio (RS)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Estrela (RS)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Estrela Velha (RS)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Eugênio de Castro (RS)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Fagundes Varela (RS)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string" calcext:value-type="string">
            <text:p>Farroupilha (RS)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Faxinal do Soturno (RS)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Faxinalzinho (RS)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Fazenda Vilanova (RS)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Feliz (RS)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Flores da Cunha (RS)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Floriano Peixoto (RS)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Fontoura Xavier (RS)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Formigueiro (RS)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Forquetinha (RS)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Fortaleza dos Valos (RS)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Frederico Westphalen (RS)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Garibaldi (RS)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Garruchos (RS)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Gaurama (RS)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General Câmara (RS)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Gentil (RS)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Getúlio Vargas (RS)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Giruá (RS)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Glorinha (RS)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Gramado (RS)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Gramado dos Loureiros (RS)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Gramado Xavier (RS)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Gravataí (RS)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Guabiju (RS)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Guaíba (RS)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Guaporé (RS)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Guarani das Missões (RS)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Harmonia (RS)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Herval (RS)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Herveiras (RS)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Horizontina (RS)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Hulha Negra (RS)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Humaitá (RS)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Ibarama (RS)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Ibiaçá (RS)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Ibiraiaras (RS)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Ibirapuitã (RS)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Ibirubá (RS)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Igrejinha (RS)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Ijuí (RS)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Ilópolis (RS)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Imbé (RS)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Imigrante (RS)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Independência (RS)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Inhacorá (RS)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Ipê (RS)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Ipiranga do Sul (RS)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Iraí (RS)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Itaara (RS)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Itacurubi (RS)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Itapuca (RS)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Itaqui (RS)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Itati (RS)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Itatiba do Sul (RS)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Ivorá (RS)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Ivoti (RS)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string" calcext:value-type="string">
            <text:p>Jaboticaba (RS)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Jacuizinho (RS)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Jacutinga (RS)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Jaguarão (RS)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Jaguari (RS)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Jaquirana (RS)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Jari (RS)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Jóia (RS)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Júlio de Castilhos (RS)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Lagoa Bonita do Sul (RS)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Lagoa dos Três Cantos (RS)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Lagoa Vermelha (RS)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Lagoão (RS)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Lajeado (RS)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Lajeado do Bugre (RS)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Lavras do Sul (RS)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Liberato Salzano (RS)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Lindolfo Collor (RS)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Linha Nova (RS)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Maçambará (RS)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Machadinho (RS)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Mampituba (RS)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Manoel Viana (RS)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Maquiné (RS)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Maratá (RS)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Marau (RS)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Marcelino Ramos (RS)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Mariana Pimentel (RS)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Mariano Moro (RS)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Marques de Souza (RS)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Mata (RS)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Mato Castelhano (RS)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Mato Leitão (RS)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Mato Queimado (RS)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Maximiliano de Almeida (RS)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Minas do Leão (RS)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Miraguaí (RS)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Montauri (RS)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Monte Alegre dos Campos (RS)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Monte Belo do Sul (RS)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Montenegro (RS)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Mormaço (RS)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Morrinhos do Sul (RS)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Morro Redondo (RS)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Morro Reuter (RS)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Mostardas (RS)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Muçum (RS)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Muitos Capões (RS)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Muliterno (RS)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Não-Me-Toque (RS)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Nicolau Vergueiro (RS)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Nonoai (RS)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Nova Alvorada (RS)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Nova Araçá (RS)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Nova Bassano (RS)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Nova Boa Vista (RS)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Nova Bréscia (RS)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Nova Candelária (RS)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Nova Esperança do Sul (RS)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Nova Hartz (RS)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Nova Pádua (RS)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Nova Palma (RS)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Nova Petrópolis (RS)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Nova Prata (RS)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Nova Ramada (RS)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Nova Roma do Sul (RS)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Nova Santa Rita (RS)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Novo Barreiro (RS)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Novo Cabrais (RS)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Novo Hamburgo (RS)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Novo Machado (RS)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Novo Tiradentes (RS)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Novo Xingu (RS)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Osório (RS)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Paim Filho (RS)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Palmares do Sul (RS)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Palmeira das Missões (RS)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Palmitinho (RS)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Panambi (RS)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Pantano Grande (RS)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Paraí (RS)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string" calcext:value-type="string">
            <text:p>Paraíso do Sul (RS)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Pareci Novo (RS)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Parobé (RS)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Passa Sete (RS)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Passo do Sobrado (RS)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Passo Fundo (RS)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Paulo Bento (RS)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Paverama (RS)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Pedras Altas (RS)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Pedro Osório (RS)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Pejuçara (RS)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Pelotas (RS)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Picada Café (RS)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Pinhal (RS)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Pinhal da Serra (RS)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Pinhal Grande (RS)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Pinheirinho do Vale (RS)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Pinheiro Machado (RS)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Pinto Bandeira (RS)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Pirapó (RS)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Piratini (RS)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Planalto (RS)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Poço das Antas (RS)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Pontão (RS)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Ponte Preta (RS)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Portão (RS)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Porto Alegre (RS)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Porto Lucena (RS)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Porto Mauá (RS)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Porto Vera Cruz (RS)</text:p>
          </table:table-cell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Porto Xavier (RS)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Pouso Novo (RS)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Presidente Lucena (RS)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Progresso (RS)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Protásio Alves (RS)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Putinga (RS)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Quaraí (RS)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Quatro Irmãos (RS)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Quevedos (RS)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Quinze de Novembro (RS)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Redentora (RS)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Relvado (RS)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Restinga Sêca (RS)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Rio dos Índios (RS)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Rio Grande (RS)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Rio Pardo (RS)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Riozinho (RS)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Roca Sales (RS)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Rodeio Bonito (RS)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Rolador (RS)</text:p>
          </table:table-cell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Rolante (RS)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Ronda Alta (RS)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Rondinha (RS)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Roque Gonzales (RS)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Rosário do Sul (RS)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string" calcext:value-type="string">
            <text:p>Sagrada Família (RS)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Saldanha Marinho (RS)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Salto do Jacuí (RS)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string" calcext:value-type="string">
            <text:p>Salvador das Missões (RS)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Salvador do Sul (RS)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Sananduva (RS)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Santa Bárbara do Sul (RS)</text:p>
          </table:table-cell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Santa Cecília do Sul (RS)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Santa Clara do Sul (RS)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Santa Cruz do Sul (RS)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Santa Margarida do Sul (RS)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Santa Maria (RS)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Santa Maria do Herval (RS)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Santa Rosa (RS)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Santa Tereza (RS)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Santa Vitória do Palmar (RS)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Santana da Boa Vista (RS)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Sant'Ana do Livramento (RS)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Santiago (RS)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Santo Ângelo (RS)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Santo Antônio da Patrulha (RS)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Santo Antônio das Missões (RS)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string" calcext:value-type="string">
            <text:p>Santo Antônio do Palma (RS)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Santo Antônio do Planalto (RS)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Santo Augusto (RS)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string" calcext:value-type="string">
            <text:p>Santo Cristo (RS)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Santo Expedito do Sul (RS)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São Borja (RS)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São Domingos do Sul (RS)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São Francisco de Assis (RS)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São Francisco de Paula (RS)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São Gabriel (RS)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São Jerônimo (RS)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São João da Urtiga (RS)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São João do Polêsine (RS)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São Jorge (RS)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São José das Missões (RS)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São José do Herval (RS)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São José do Hortêncio (RS)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São José do Inhacorá (RS)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São José do Norte (RS)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São José do Ouro (RS)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São José do Sul (RS)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São José dos Ausentes (RS)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São Leopoldo (RS)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São Lourenço do Sul (RS)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São Luiz Gonzaga (RS)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São Marcos (RS)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São Martinho (RS)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São Martinho da Serra (RS)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São Miguel das Missões (RS)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São Nicolau (RS)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São Paulo das Missões (RS)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São Pedro da Serra (RS)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São Pedro das Missões (RS)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São Pedro do Butiá (RS)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ão Pedro do Sul (RS)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São Sebastião do Caí (RS)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São Sepé (RS)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São Valentim (RS)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São Valentim do Sul (RS)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São Valério do Sul (RS)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São Vendelino (RS)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São Vicente do Sul (RS)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Sapiranga (RS)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Sapucaia do Sul (RS)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Sarandi (RS)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Seberi (RS)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Sede Nova (RS)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Segredo (RS)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Selbach (RS)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Senador Salgado Filho (RS)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Sentinela do Sul (RS)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Serafina Corrêa (RS)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Sério (RS)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Sertão (RS)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Sertão Santana (RS)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Sete de Setembro (RS)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Severiano de Almeida (RS)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Silveira Martins (RS)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Sinimbu (RS)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Sobradinho (RS)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Soledade (RS)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Tabaí (RS)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Tapejara (RS)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Tapera (RS)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pes (RS)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Taquara (RS)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Taquari (RS)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Taquaruçu do Sul (RS)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Tavares (RS)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Tenente Portela (RS)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Terra de Areia (RS)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Teutônia (RS)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Tio Hugo (RS)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Tiradentes do Sul (RS)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Toropi (RS)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Torres (RS)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Tramandaí (RS)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Travesseiro (RS)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Três Arroios (RS)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Três Cachoeiras (RS)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Três Coroas (RS)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Três de Maio (RS)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Três Forquilhas (RS)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Três Palmeiras (RS)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Três Passos (RS)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Trindade do Sul (RS)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Triunfo (RS)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Tucunduva (RS)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Tunas (RS)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Tupanci do Sul (RS)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Tupanciretã (RS)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Tupandi (RS)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Tuparendi (RS)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Turuçu (RS)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Ubiretama (RS)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União da Serra (RS)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Unistalda (RS)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Uruguaiana (RS)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Vacaria (RS)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Vale do Sol (RS)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Vale Real (RS)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Vale Verde (RS)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Vanini (RS)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Venâncio Aires (RS)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Vera Cruz (RS)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Veranópolis (RS)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Vespasiano Corrêa (RS)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Viadutos (RS)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Viamão (RS)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Vicente Dutra (RS)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Victor Graeff (RS)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Vila Flores (RS)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Vila Lângaro (RS)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Vila Maria (RS)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Vila Nova do Sul (RS)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Vista Alegre (RS)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Vista Alegre do Prata (RS)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Vista Gaúcha (RS)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Vitória das Missões (RS)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Westfália (RS)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Xangri-lá (RS)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Água Clara (MS)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Alcinópolis (MS)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Amambai (MS)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Anastácio (MS)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Anaurilândia (MS)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Angélica (MS)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Antônio João (MS)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Aparecida do Taboado (MS)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Aquidauana (MS)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Aral Moreira (MS)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Bandeirantes (MS)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Bataguassu (MS)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Batayporã (MS)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Bela Vista (MS)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Bodoquena (MS)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Bonito (MS)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Brasilândia (MS)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Caarapó (MS)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Camapuã (MS)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Campo Grande (MS)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Caracol (MS)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Cassilândia (MS)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Chapadão do Sul (MS)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Corguinho (MS)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Coronel Sapucaia (MS)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Corumbá (MS)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Costa Rica (MS)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Coxim (MS)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Deodápolis (MS)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Dois Irmãos do Buriti (MS)</text:p>
          </table:table-cell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Douradina (MS)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Dourados (MS)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Eldorado (MS)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Fátima do Sul (MS)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Figueirão (MS)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Glória de Dourados (MS)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Guia Lopes da Laguna (MS)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Iguatemi (MS)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Inocência (MS)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Itaporã (MS)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Itaquiraí (MS)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Ivinhema (MS)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Japorã (MS)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Jaraguari (MS)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Jardim (MS)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Jateí (MS)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Juti (MS)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Ladário (MS)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Laguna Carapã (MS)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Maracaju (MS)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Miranda (MS)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Mundo Novo (MS)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Naviraí (MS)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Nioaque (MS)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Nova Alvorada do Sul (MS)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Nova Andradina (MS)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Novo Horizonte do Sul (MS)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Paraíso das Águas (MS)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Paraíso das Águas (MS)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Paranaíba (MS)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Paranhos (MS)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Pedro Gomes (MS)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Ponta Porã (MS)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Porto Murtinho (MS)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Ribas do Rio Pardo (MS)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Rio Brilhante (MS)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Rio Negro (MS)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Rio Verde de Mato Grosso (MS)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Rochedo (MS)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Santa Rita do Pardo (MS)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São Gabriel do Oeste (MS)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Selvíria (MS)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Sete Quedas (MS)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Sidrolândia (MS)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Sonora (MS)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acuru (MS)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Taquarussu (MS)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Terenos (MS)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Três Lagoas (MS)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Vicentina (MS)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Acorizal (MT)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Água Boa (MT)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Alta Floresta (MT)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Alto Araguaia (MT)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Alto Boa Vista (MT)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Alto Garças (MT)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Alto Paraguai (MT)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Alto Taquari (MT)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Apiacás (MT)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Araguaiana (MT)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Araguainha (MT)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Araputanga (MT)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Arenápolis (MT)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Aripuanã (MT)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Barão de Melgaço (MT)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Barra do Bugres (MT)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Barra do Garças (MT)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Bom Jesus do Araguaia (MT)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Brasnorte (MT)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Cáceres (MT)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Campinápolis (MT)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Campo Novo do Parecis (MT)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Campo Verde (MT)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Campos de Júlio (MT)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Canabrava do Norte (MT)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Canarana (MT)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Carlinda (MT)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Castanheira (MT)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hapada dos Guimarães (MT)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Cláudia (MT)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Cocalinho (MT)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Colíder (MT)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Colniza (MT)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Comodoro (MT)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Confresa (MT)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Conquista D'Oeste (MT)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Cotriguaçu (MT)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Cuiabá (MT)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Curvelândia (MT)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Denise (MT)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Diamantino (MT)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Dom Aquino (MT)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Feliz Natal (MT)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Figueirópolis D'Oeste (MT)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Gaúcha do Norte (MT)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General Carneiro (MT)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Glória D'Oeste (MT)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Guarantã do Norte (MT)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Guiratinga (MT)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Indiavaí (MT)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Ipiranga do Norte (MT)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Itanhangá (MT)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Itaúba (MT)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Itiquira (MT)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Jaciara (MT)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Jangada (MT)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Jauru (MT)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Juara (MT)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Juína (MT)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Juruena (MT)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Juscimeira (MT)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Lambari D'Oeste (MT)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Lucas do Rio Verde (MT)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Luciara (MT)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Marcelândia (MT)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Matupá (MT)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Mirassol d'Oeste (MT)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Nobres (MT)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Nortelândia (MT)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Nossa Senhora do Livramento (MT)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Nova Bandeirantes (MT)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Nova Brasilândia (MT)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Nova Canaã do Norte (MT)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Nova Guarita (MT)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string" calcext:value-type="string">
            <text:p>Nova Lacerda (MT)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string" calcext:value-type="string">
            <text:p>Nova Marilândia (MT)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string" calcext:value-type="string">
            <text:p>Nova Maringá (MT)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Nova Monte Verde (MT)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Nova Mutum (MT)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Nova Nazaré (MT)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Nova Olímpia (MT)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Nova Santa Helena (MT)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Nova Ubiratã (MT)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Nova Xavantina (MT)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Novo Horizonte do Norte (MT)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string" calcext:value-type="string">
            <text:p>Novo Mundo (MT)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Novo Santo Antônio (MT)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Novo São Joaquim (MT)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Paranaíta (MT)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Paranatinga (MT)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Pedra Preta (MT)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Peixoto de Azevedo (MT)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Planalto da Serra (MT)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Poconé (MT)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Pontal do Araguaia (MT)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Ponte Branca (MT)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Pontes e Lacerda (MT)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string" calcext:value-type="string">
            <text:p>Porto Alegre do Norte (MT)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Porto dos Gaúchos (MT)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Porto Esperidião (MT)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Porto Estrela (MT)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Poxoréu (MT)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Primavera do Leste (MT)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Querência (MT)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Reserva do Cabaçal (MT)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Ribeirão Cascalheira (MT)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Ribeirãozinho (MT)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Rio Branco (MT)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Rondolândia (MT)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Rondonópolis (MT)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Rosário Oeste (MT)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Salto do Céu (MT)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Santa Carmem (MT)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Santa Cruz do Xingu (MT)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Santa Rita do Trivelato (MT)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Santa Terezinha (MT)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Santo Afonso (MT)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Santo Antônio do Leste (MT)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Santo Antônio do Leverger (MT)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São Félix do Araguaia (MT)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São José do Povo (MT)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São José do Rio Claro (MT)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São José do Xingu (MT)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ão José dos Quatro Marcos (MT)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São Pedro da Cipa (MT)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Sapezal (MT)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erra Nova Dourada (MT)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Sinop (MT)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Sorriso (MT)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Tabaporã (MT)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Tangará da Serra (MT)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Tapurah (MT)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Terra Nova do Norte (MT)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Tesouro (MT)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Torixoréu (MT)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União do Sul (MT)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Vale de São Domingos (MT)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Várzea Grande (MT)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Vera (MT)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Vila Bela da Santíssima Trindade (MT)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Vila Rica (MT)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Abadia de Goiás (GO)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Abadiânia (GO)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Acreúna (GO)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Adelândia (GO)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Água Fria de Goiás (GO)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Água Limpa (GO)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Águas Lindas de Goiás (GO)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Alexânia (GO)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Aloândia (GO)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Alto Horizonte (GO)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Alto Paraíso de Goiás (GO)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Alvorada do Norte (GO)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Amaralina (GO)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Americano do Brasil (GO)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Amorinópolis (GO)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Anápolis (GO)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Anhanguera (GO)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Anicuns (GO)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Aparecida de Goiânia (GO)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Aparecida do Rio Doce (GO)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Aporé (GO)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Araçu (GO)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Aragarças (GO)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Aragoiânia (GO)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Araguapaz (GO)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Arenópolis (GO)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Aruanã (GO)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Aurilândia (GO)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Avelinópolis (GO)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Baliza (GO)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Barro Alto (GO)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Bela Vista de Goiás (GO)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Bom Jardim de Goiás (GO)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Bom Jesus de Goiás (GO)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Bonfinópolis (GO)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Bonópolis (GO)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Brazabrantes (GO)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Britânia (GO)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Buriti Alegre (GO)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Buriti de Goiás (GO)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Buritinópolis (GO)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Cabeceiras (GO)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Cachoeira Alta (GO)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Cachoeira de Goiás (GO)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Cachoeira Dourada (GO)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Caçu (GO)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Caiapônia (GO)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string" calcext:value-type="string">
            <text:p>Caldas Novas (GO)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Caldazinha (GO)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Campestre de Goiás (GO)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Campinaçu (GO)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Campinorte (GO)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Campo Alegre de Goiás (GO)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Campo Limpo de Goiás (GO)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Campos Belos (GO)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Campos Verdes (GO)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Carmo do Rio Verde (GO)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Castelândia (GO)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Catalão (GO)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Caturaí (GO)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Cavalcante (GO)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Ceres (GO)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Cezarina (GO)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Chapadão do Céu (GO)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Cidade Ocidental (GO)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Cocalzinho de Goiás (GO)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Colinas do Sul (GO)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Córrego do Ouro (GO)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Corumbá de Goiás (GO)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Corumbaíba (GO)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Cristalina (GO)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Cristianópolis (GO)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Crixás (GO)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Cromínia (GO)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Cumari (GO)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Damianópolis (GO)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Damolândia (GO)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Davinópolis (GO)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Diorama (GO)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Divinópolis de Goiás (GO)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Doverlândia (GO)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Edealina (GO)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Edéia (GO)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Estrela do Norte (GO)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Faina (GO)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Fazenda Nova (GO)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Firminópolis (GO)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Flores de Goiás (GO)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Formosa (GO)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Formoso (GO)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Gameleira de Goiás (GO)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Goianápolis (GO)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Goiandira (GO)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Goianésia (GO)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Goiânia (GO)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Goianira (GO)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Goiás (GO)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Goiatuba (GO)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Gouvelândia (GO)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Guapó (GO)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Guaraíta (GO)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Guarani de Goiás (GO)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Guarinos (GO)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Heitoraí (GO)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Hidrolândia (GO)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Hidrolina (GO)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Iaciara (GO)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Inaciolândia (GO)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Indiara (GO)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Inhumas (GO)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Ipameri (GO)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Ipiranga de Goiás (GO)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Iporá (GO)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Israelândia (GO)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Itaberaí (GO)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Itaguari (GO)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Itaguaru (GO)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Itajá (GO)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Itapaci (GO)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Itapirapuã (GO)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Itapuranga (GO)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Itarumã (GO)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Itauçu (GO)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Itumbiara (GO)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Ivolândia (GO)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Jandaia (GO)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Jaraguá (GO)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Jataí (GO)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Jaupaci (GO)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Jesúpolis (GO)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Joviânia (GO)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Jussara (GO)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Lagoa Santa (GO)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Leopoldo de Bulhões (GO)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Luziânia (GO)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Mairipotaba (GO)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Mambaí (GO)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Mara Rosa (GO)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Marzagão (GO)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Matrinchã (GO)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Maurilândia (GO)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Mimoso de Goiás (GO)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Minaçu (GO)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Mineiros (GO)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Moiporá (GO)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Monte Alegre de Goiás (GO)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Montes Claros de Goiás (GO)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Montividiu (GO)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Montividiu do Norte (GO)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Morrinhos (GO)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Morro Agudo de Goiás (GO)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Mossâmedes (GO)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Mozarlândia (GO)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Mundo Novo (GO)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Mutunópolis (GO)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Nazário (GO)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Nerópolis (GO)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Niquelândia (GO)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Nova América (GO)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Nova Aurora (GO)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Nova Crixás (GO)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Nova Glória (GO)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Nova Iguaçu de Goiás (GO)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Nova Roma (GO)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Nova Veneza (GO)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Novo Brasil (GO)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Novo Gama (GO)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Novo Planalto (GO)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Orizona (GO)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Ouro Verde de Goiás (GO)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Ouvidor (GO)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Padre Bernardo (GO)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Palestina de Goiás (GO)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Palmeiras de Goiás (GO)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Palmelo (GO)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Palminópolis (GO)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Panamá (GO)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Paranaiguara (GO)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Paraúna (GO)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Perolândia (GO)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Petrolina de Goiás (GO)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Pilar de Goiás (GO)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Piracanjuba (GO)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Piranhas (GO)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Pirenópolis (GO)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Pires do Rio (GO)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Planaltina (GO)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Pontalina (GO)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Porangatu (GO)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Porteirão (GO)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Portelândia (GO)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Posse (GO)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Professor Jamil (GO)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Quirinópolis (GO)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Rialma (GO)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Rianápolis (GO)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Rio Quente (GO)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Rio Verde (GO)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Rubiataba (GO)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Sanclerlândia (GO)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Santa Bárbara de Goiás (GO)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Santa Cruz de Goiás (GO)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Santa Fé de Goiás (GO)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Santa Helena de Goiás (GO)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Santa Isabel (GO)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Santa Rita do Araguaia (GO)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Santa Rita do Novo Destino (GO)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Santa Rosa de Goiás (GO)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Santa Tereza de Goiás (GO)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anta Terezinha de Goiás (GO)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anto Antônio da Barra (GO)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anto Antônio de Goiás (GO)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Santo Antônio do Descoberto (GO)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São Domingos (GO)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São Francisco de Goiás (GO)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São João da Paraúna (GO)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São João d'Aliança (GO)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ão Luís de Montes Belos (GO)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ão Luiz do Norte (GO)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São Miguel do Araguaia (GO)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São Miguel do Passa Quatro (GO)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São Patrício (GO)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São Simão (GO)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Senador Canedo (GO)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Serranópolis (GO)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Silvânia (GO)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Simolândia (GO)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ítio d'Abadia (GO)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Taquaral de Goiás (GO)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Teresina de Goiás (GO)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Terezópolis de Goiás (GO)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Três Ranchos (GO)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Trindade (GO)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Trombas (GO)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Turvânia (GO)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Turvelândia (GO)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Uirapuru (GO)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Uruaçu (GO)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Uruana (GO)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Urutaí (GO)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Valparaíso de Goiás (GO)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Varjão (GO)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Vianópolis (GO)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Vicentinópolis (GO)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Vila Boa (GO)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Vila Propício (GO)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Brasília (DF)</text:p>
          </table:table-cell>
          <table:table-cell office:value-type="float" office:value="5570" calcext:value-type="float">
            <text:p>5570</text:p>
          </table:table-cell>
        </table:table-row>
      </table:table>
      <table:table table:name="Cultura_I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cate</text:p>
          </table:table-cell>
          <table:table-cell table:formula="of:=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caxi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çaí</text:p>
          </table:table-cell>
          <table:table-cell table:formula="of:=[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fafa Fenada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godão Arbóreo (em caroço)</text:p>
          </table:table-cell>
          <table:table-cell table:formula="of:=[.A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godão Herbáceo (em caroço)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ho</text:p>
          </table:table-cell>
          <table:table-cell table:formula="of:=[.A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doim (em casca)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endoim (em casca) – 1ª Safra</text:p>
          </table:table-cell>
          <table:table-cell table:formula="of:=[.A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endoim (em casca) – 2ª Safra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roz (em casca)</text:p>
          </table:table-cell>
          <table:table-cell table:formula="of:=[.A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ia (em grão)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zeitona</text:p>
          </table:table-cell>
          <table:table-cell table:formula="of:=[.A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nana (cacho)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tata-doce</text:p>
          </table:table-cell>
          <table:table-cell table:formula="of:=[.A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tata-inglesa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tata-inglesa – 1ª Safra</text:p>
          </table:table-cell>
          <table:table-cell table:formula="of:=[.A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tata-inglesa – 2ª Safra</text:p>
          </table:table-cell>
          <table:table-cell table:formula="of:=[.A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tata-inglesa – 3ª Safra</text:p>
          </table:table-cell>
          <table:table-cell table:formula="of:=[.A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rracha (látex coagulado)</text:p>
          </table:table-cell>
          <table:table-cell table:formula="of:=[.A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rracha (látex líquido)</text:p>
          </table:table-cell>
          <table:table-cell table:formula="of:=[.A2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cau (em amêndoa)</text:p>
          </table:table-cell>
          <table:table-cell table:formula="of:=[.A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fé (em grão) Arábica</text:p>
          </table:table-cell>
          <table:table-cell table:formula="of:=[.A2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fé (em grão) Canephora</text:p>
          </table:table-cell>
          <table:table-cell table:formula="of:=[.A2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fé (em grão) Total</text:p>
          </table:table-cell>
          <table:table-cell table:formula="of:=[.A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ju</text:p>
          </table:table-cell>
          <table:table-cell table:formula="of:=[.A2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na para forragem</text:p>
          </table:table-cell>
          <table:table-cell table:formula="of:=[.A2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a-de-açucar</text:p>
          </table:table-cell>
          <table:table-cell table:formula="of:=[.A2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na-de-açúcar</text:p>
          </table:table-cell>
          <table:table-cell table:formula="of:=[.A3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qui</text:p>
          </table:table-cell>
          <table:table-cell table:formula="of:=[.A3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stanha de caju</text:p>
          </table:table-cell>
          <table:table-cell table:formula="of:=[.A3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bola</text:p>
          </table:table-cell>
          <table:table-cell table:formula="of:=[.A3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nteio (em grão)</text:p>
          </table:table-cell>
          <table:table-cell table:formula="of:=[.A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evada (em grão)</text:p>
          </table:table-cell>
          <table:table-cell table:formula="of:=[.A3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á-da-índia (folha verde)</text:p>
          </table:table-cell>
          <table:table-cell table:formula="of:=[.A3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co-da-baía</text:p>
          </table:table-cell>
          <table:table-cell table:formula="of:=[.A3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ndê (cacho de coco)</text:p>
          </table:table-cell>
          <table:table-cell table:formula="of:=[.A3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va-mate (folha verde)</text:p>
          </table:table-cell>
          <table:table-cell table:formula="of:=[.A3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rvilha (em grão)</text:p>
          </table:table-cell>
          <table:table-cell table:formula="of:=[.A4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va (em grão)</text:p>
          </table:table-cell>
          <table:table-cell table:formula="of:=[.A4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ijão (em grão)</text:p>
          </table:table-cell>
          <table:table-cell table:formula="of:=[.A4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ijão (em grão) – 1ª Safra</text:p>
          </table:table-cell>
          <table:table-cell table:formula="of:=[.A4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eijão (em grão) – 2ª Safra</text:p>
          </table:table-cell>
          <table:table-cell table:formula="of:=[.A4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ijão (em grão) – 3ª Safra</text:p>
          </table:table-cell>
          <table:table-cell table:formula="of:=[.A4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go</text:p>
          </table:table-cell>
          <table:table-cell table:formula="of:=[.A4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umo (em folha)</text:p>
          </table:table-cell>
          <table:table-cell table:formula="of:=[.A4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rassol (em grão)</text:p>
          </table:table-cell>
          <table:table-cell table:formula="of:=[.A4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iaba</text:p>
          </table:table-cell>
          <table:table-cell table:formula="of:=[.A4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uaraná (semente)</text:p>
          </table:table-cell>
          <table:table-cell table:formula="of:=[.A5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ta (fibra)</text:p>
          </table:table-cell>
          <table:table-cell table:formula="of:=[.A5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ranja</text:p>
          </table:table-cell>
          <table:table-cell table:formula="of:=[.A5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mão</text:p>
          </table:table-cell>
          <table:table-cell table:formula="of:=[.A5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ho (semente)</text:p>
          </table:table-cell>
          <table:table-cell table:formula="of:=[.A5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çã</text:p>
          </table:table-cell>
          <table:table-cell table:formula="of:=[.A5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va (fibra)</text:p>
          </table:table-cell>
          <table:table-cell table:formula="of:=[.A5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mão</text:p>
          </table:table-cell>
          <table:table-cell table:formula="of:=[.A5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mona (baga)</text:p>
          </table:table-cell>
          <table:table-cell table:formula="of:=[.A5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ndioca</text:p>
          </table:table-cell>
          <table:table-cell table:formula="of:=[.A5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nga</text:p>
          </table:table-cell>
          <table:table-cell table:formula="of:=[.A6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acujá</text:p>
          </table:table-cell>
          <table:table-cell table:formula="of:=[.A6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rmelo</text:p>
          </table:table-cell>
          <table:table-cell table:formula="of:=[.A6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lancia</text:p>
          </table:table-cell>
          <table:table-cell table:formula="of:=[.A6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lão</text:p>
          </table:table-cell>
          <table:table-cell table:formula="of:=[.A6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ilho (em grão)</text:p>
          </table:table-cell>
          <table:table-cell table:formula="of:=[.A6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lho (em grão) – 1ª Safra</text:p>
          </table:table-cell>
          <table:table-cell table:formula="of:=[.A6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ilho (em grão) – 2ª Safra</text:p>
          </table:table-cell>
          <table:table-cell table:formula="of:=[.A6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z (fruto seco)</text:p>
          </table:table-cell>
          <table:table-cell table:formula="of:=[.A6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lmito</text:p>
          </table:table-cell>
          <table:table-cell table:formula="of:=[.A6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era</text:p>
          </table:table-cell>
          <table:table-cell table:formula="of:=[.A7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êssego</text:p>
          </table:table-cell>
          <table:table-cell table:formula="of:=[.A7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imenta-do-reino</text:p>
          </table:table-cell>
          <table:table-cell table:formula="of:=[.A7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ami (fibra)</text:p>
          </table:table-cell>
          <table:table-cell table:formula="of:=[.A7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isal ou agave (fibra)</text:p>
          </table:table-cell>
          <table:table-cell table:formula="of:=[.A7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ja (em grão)</text:p>
          </table:table-cell>
          <table:table-cell table:formula="of:=[.A75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orgo (em grão)</text:p>
          </table:table-cell>
          <table:table-cell table:formula="of:=[.A7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ngerina</text:p>
          </table:table-cell>
          <table:table-cell table:formula="of:=[.A7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omate</text:p>
          </table:table-cell>
          <table:table-cell table:formula="of:=[.A7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tal</text:p>
          </table:table-cell>
          <table:table-cell table:formula="of:=[.A7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igo (em grão)</text:p>
          </table:table-cell>
          <table:table-cell table:formula="of:=[.A80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ticale (em grão)</text:p>
          </table:table-cell>
          <table:table-cell table:formula="of:=[.A8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ungue (fruto seco)</text:p>
          </table:table-cell>
          <table:table-cell table:formula="of:=[.A82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rucum (semente)</text:p>
          </table:table-cell>
          <table:table-cell table:formula="of:=[.A8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va</text:p>
          </table:table-cell>
          <table:table-cell table:formula="of:=[.A84]" office:value-type="float" office:value="83" calcext:value-type="float">
            <text:p>83</text:p>
          </table:table-cell>
        </table:table-row>
      </table:table>
      <table:named-expressions/>
      <table:database-ranges>
        <table:database-range table:name="__Anonymous_Sheet_DB__0" table:target-range-address="Dados.K1:Dados.S36702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14:16.699614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08:25:32.226949201</meta:creation-date>
    <dc:date>2021-02-18T15:17:29.537490331</dc:date>
    <meta:editing-duration>PT1H18M26S</meta:editing-duration>
    <meta:editing-cycles>15</meta:editing-cycles>
    <meta:generator>LibreOffice/7.0.4.2$Linux_X86_64 LibreOffice_project/00$Build-2</meta:generator>
    <meta:document-statistic meta:table-count="3" meta:cell-count="17043" meta:object-count="0"/>
  </office:meta>
</office:document-meta>
</file>